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5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7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9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30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31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2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3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>
      <style:text-properties fo:color="#000000"/>
    </style:style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1"/>
        <table:table-column table:style-name="co2" table:number-columns-repeated="10" table:default-cell-style-name="ce11"/>
        <table:table-column table:style-name="co3" table:number-columns-repeated="11" table:default-cell-style-name="ce11"/>
        <table:table-column table:style-name="co4" table:number-columns-repeated="16362" table:default-cell-style-name="ce11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3">
            <text:p>Nº Personas con dosis adicional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9434970" table:style-name="ce6">
            <text:p>9.434.970</text:p>
          </table:table-cell>
          <table:table-cell office:value-type="float" office:value="2019500" table:style-name="ce6">
            <text:p>2.019.500</text:p>
          </table:table-cell>
          <table:table-cell office:value-type="float" office:value="1528900" table:style-name="ce6">
            <text:p>1.528.900</text:p>
          </table:table-cell>
          <table:table-cell office:value-type="float" office:value="333500" table:style-name="ce7">
            <text:p>333.500</text:p>
          </table:table-cell>
          <table:table-cell office:value-type="float" office:value="13316870" table:style-name="ce8">
            <text:p>13.316.870</text:p>
          </table:table-cell>
          <table:table-cell office:value-type="float" office:value="12802416" table:style-name="ce8">
            <text:p>12.802.416</text:p>
          </table:table-cell>
          <table:table-cell office:value-type="percentage" office:value="0.96136824944600341" table:style-name="ce9">
            <text:p>96,1%</text:p>
          </table:table-cell>
          <table:table-cell office:value-type="float" office:value="6813703" table:style-name="ce7">
            <text:p>6.813.703</text:p>
          </table:table-cell>
          <table:table-cell office:value-type="float" office:value="6662207" table:style-name="ce7">
            <text:p>6.662.207</text:p>
          </table:table-cell>
          <table:table-cell office:value-type="float" office:value="47448" table:style-name="ce7">
            <text:p>47.448</text:p>
          </table:table-cell>
          <table:table-cell office:value-type="date" office:date-value="2021-10-14T00:00:00" table:style-name="ce10">
            <text:p>14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531845" table:style-name="ce6">
            <text:p>1.531.845</text:p>
          </table:table-cell>
          <table:table-cell office:value-type="float" office:value="275200" table:style-name="ce6">
            <text:p>275.200</text:p>
          </table:table-cell>
          <table:table-cell office:value-type="float" office:value="265100" table:style-name="ce6">
            <text:p>265.100</text:p>
          </table:table-cell>
          <table:table-cell office:value-type="float" office:value="64700" table:style-name="ce12">
            <text:p>64.700</text:p>
          </table:table-cell>
          <table:table-cell office:value-type="float" office:value="2136845" table:style-name="ce13">
            <text:p>2.136.845</text:p>
          </table:table-cell>
          <table:table-cell office:value-type="float" office:value="1996629" table:style-name="ce13">
            <text:p>1.996.629</text:p>
          </table:table-cell>
          <table:table-cell office:value-type="percentage" office:value="0.93438176376854665" table:style-name="ce14">
            <text:p>93,4%</text:p>
          </table:table-cell>
          <table:table-cell office:value-type="float" office:value="1063909" table:style-name="ce12">
            <text:p>1.063.909</text:p>
          </table:table-cell>
          <table:table-cell office:value-type="float" office:value="1043394" table:style-name="ce12">
            <text:p>1.043.394</text:p>
          </table:table-cell>
          <table:table-cell office:value-type="float" office:value="16026" table:style-name="ce12">
            <text:p>16.026</text:p>
          </table:table-cell>
          <table:table-cell office:value-type="date" office:date-value="2021-10-14T00:00:00" table:style-name="ce15">
            <text:p>14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1224725" table:style-name="ce6">
            <text:p>1.224.725</text:p>
          </table:table-cell>
          <table:table-cell office:value-type="float" office:value="162000" table:style-name="ce6">
            <text:p>162.000</text:p>
          </table:table-cell>
          <table:table-cell office:value-type="float" office:value="220900" table:style-name="ce6">
            <text:p>220.900</text:p>
          </table:table-cell>
          <table:table-cell office:value-type="float" office:value="43000" table:style-name="ce12">
            <text:p>43.000</text:p>
          </table:table-cell>
          <table:table-cell office:value-type="float" office:value="1650625" table:style-name="ce13">
            <text:p>1.650.625</text:p>
          </table:table-cell>
          <table:table-cell office:value-type="float" office:value="1671298" table:style-name="ce13">
            <text:p>1.671.298</text:p>
          </table:table-cell>
          <table:table-cell office:value-type="percentage" office:value="1.0125243468383187" table:style-name="ce14">
            <text:p>101,3%</text:p>
          </table:table-cell>
          <table:table-cell office:value-type="float" office:value="872720" table:style-name="ce12">
            <text:p>872.720</text:p>
          </table:table-cell>
          <table:table-cell office:value-type="float" office:value="862769" table:style-name="ce12">
            <text:p>862.769</text:p>
          </table:table-cell>
          <table:table-cell office:value-type="float" office:value="9840" table:style-name="ce12">
            <text:p>9.840</text:p>
          </table:table-cell>
          <table:table-cell office:value-type="date" office:date-value="2021-10-14T00:00:00" table:style-name="ce15">
            <text:p>14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1272150" table:style-name="ce6">
            <text:p>1.272.150</text:p>
          </table:table-cell>
          <table:table-cell office:value-type="float" office:value="305100" table:style-name="ce6">
            <text:p>305.100</text:p>
          </table:table-cell>
          <table:table-cell office:value-type="float" office:value="256400" table:style-name="ce6">
            <text:p>256.400</text:p>
          </table:table-cell>
          <table:table-cell office:value-type="float" office:value="57600" table:style-name="ce12">
            <text:p>57.600</text:p>
          </table:table-cell>
          <table:table-cell office:value-type="float" office:value="1891250" table:style-name="ce13">
            <text:p>1.891.250</text:p>
          </table:table-cell>
          <table:table-cell office:value-type="float" office:value="1597772" table:style-name="ce13">
            <text:p>1.597.772</text:p>
          </table:table-cell>
          <table:table-cell office:value-type="percentage" office:value="0.84482326503635163" table:style-name="ce14">
            <text:p>84,5%</text:p>
          </table:table-cell>
          <table:table-cell office:value-type="float" office:value="852811" table:style-name="ce12">
            <text:p>852.811</text:p>
          </table:table-cell>
          <table:table-cell office:value-type="float" office:value="834662" table:style-name="ce12">
            <text:p>834.662</text:p>
          </table:table-cell>
          <table:table-cell office:value-type="float" office:value="4430" table:style-name="ce12">
            <text:p>4.430</text:p>
          </table:table-cell>
          <table:table-cell office:value-type="date" office:date-value="2021-10-14T00:00:00" table:style-name="ce15">
            <text:p>14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2358690" table:style-name="ce6">
            <text:p>2.358.690</text:p>
          </table:table-cell>
          <table:table-cell office:value-type="float" office:value="574700" table:style-name="ce6">
            <text:p>574.700</text:p>
          </table:table-cell>
          <table:table-cell office:value-type="float" office:value="455800" table:style-name="ce6">
            <text:p>455.800</text:p>
          </table:table-cell>
          <table:table-cell office:value-type="float" office:value="133650" table:style-name="ce12">
            <text:p>133.650</text:p>
          </table:table-cell>
          <table:table-cell office:value-type="float" office:value="3522840" table:style-name="ce13">
            <text:p>3.522.840</text:p>
          </table:table-cell>
          <table:table-cell office:value-type="float" office:value="3134909" table:style-name="ce13">
            <text:p>3.134.909</text:p>
          </table:table-cell>
          <table:table-cell office:value-type="percentage" office:value="0.88988117541528988" table:style-name="ce14">
            <text:p>89,0%</text:p>
          </table:table-cell>
          <table:table-cell office:value-type="float" office:value="1668495" table:style-name="ce12">
            <text:p>1.668.495</text:p>
          </table:table-cell>
          <table:table-cell office:value-type="float" office:value="1625164" table:style-name="ce12">
            <text:p>1.625.164</text:p>
          </table:table-cell>
          <table:table-cell office:value-type="float" office:value="11550" table:style-name="ce12">
            <text:p>11.550</text:p>
          </table:table-cell>
          <table:table-cell office:value-type="date" office:date-value="2021-10-14T00:00:00" table:style-name="ce15">
            <text:p>14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727305" table:style-name="ce6">
            <text:p>727.305</text:p>
          </table:table-cell>
          <table:table-cell office:value-type="float" office:value="114900" table:style-name="ce6">
            <text:p>114.900</text:p>
          </table:table-cell>
          <table:table-cell office:value-type="float" office:value="125200" table:style-name="ce6">
            <text:p>125.200</text:p>
          </table:table-cell>
          <table:table-cell office:value-type="float" office:value="22200" table:style-name="ce12">
            <text:p>22.200</text:p>
          </table:table-cell>
          <table:table-cell office:value-type="float" office:value="989605" table:style-name="ce13">
            <text:p>989.605</text:p>
          </table:table-cell>
          <table:table-cell office:value-type="float" office:value="917527" table:style-name="ce13">
            <text:p>917.527</text:p>
          </table:table-cell>
          <table:table-cell office:value-type="percentage" office:value="0.92716487891633526" table:style-name="ce14">
            <text:p>92,7%</text:p>
          </table:table-cell>
          <table:table-cell office:value-type="float" office:value="480983" table:style-name="ce12">
            <text:p>480.983</text:p>
          </table:table-cell>
          <table:table-cell office:value-type="float" office:value="474190" table:style-name="ce12">
            <text:p>474.190</text:p>
          </table:table-cell>
          <table:table-cell office:value-type="float" office:value="6651" table:style-name="ce12">
            <text:p>6.651</text:p>
          </table:table-cell>
          <table:table-cell office:value-type="date" office:date-value="2021-10-14T00:00:00" table:style-name="ce15">
            <text:p>14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2916525" table:style-name="ce6">
            <text:p>2.916.525</text:p>
          </table:table-cell>
          <table:table-cell office:value-type="float" office:value="412400" table:style-name="ce6">
            <text:p>412.400</text:p>
          </table:table-cell>
          <table:table-cell office:value-type="float" office:value="481200" table:style-name="ce6">
            <text:p>481.200</text:p>
          </table:table-cell>
          <table:table-cell office:value-type="float" office:value="102200" table:style-name="ce12">
            <text:p>102.200</text:p>
          </table:table-cell>
          <table:table-cell office:value-type="float" office:value="3912325" table:style-name="ce13">
            <text:p>3.912.325</text:p>
          </table:table-cell>
          <table:table-cell office:value-type="float" office:value="3788288" table:style-name="ce13">
            <text:p>3.788.288</text:p>
          </table:table-cell>
          <table:table-cell office:value-type="percentage" office:value="0.96829583431846789" table:style-name="ce14">
            <text:p>96,8%</text:p>
          </table:table-cell>
          <table:table-cell office:value-type="float" office:value="1996918" table:style-name="ce12">
            <text:p>1.996.918</text:p>
          </table:table-cell>
          <table:table-cell office:value-type="float" office:value="1955431" table:style-name="ce12">
            <text:p>1.955.431</text:p>
          </table:table-cell>
          <table:table-cell office:value-type="float" office:value="62850" table:style-name="ce12">
            <text:p>62.850</text:p>
          </table:table-cell>
          <table:table-cell office:value-type="date" office:date-value="2021-10-14T00:00:00" table:style-name="ce15">
            <text:p>14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2330505" table:style-name="ce6">
            <text:p>2.330.505</text:p>
          </table:table-cell>
          <table:table-cell office:value-type="float" office:value="446800" table:style-name="ce6">
            <text:p>446.800</text:p>
          </table:table-cell>
          <table:table-cell office:value-type="float" office:value="394900" table:style-name="ce6">
            <text:p>394.900</text:p>
          </table:table-cell>
          <table:table-cell office:value-type="float" office:value="95075" table:style-name="ce12">
            <text:p>95.075</text:p>
          </table:table-cell>
          <table:table-cell office:value-type="float" office:value="3267280" table:style-name="ce13">
            <text:p>3.267.280</text:p>
          </table:table-cell>
          <table:table-cell office:value-type="float" office:value="3015354" table:style-name="ce13">
            <text:p>3.015.354</text:p>
          </table:table-cell>
          <table:table-cell office:value-type="percentage" office:value="0.92289427291202464" table:style-name="ce14">
            <text:p>92,3%</text:p>
          </table:table-cell>
          <table:table-cell office:value-type="float" office:value="1613694" table:style-name="ce12">
            <text:p>1.613.694</text:p>
          </table:table-cell>
          <table:table-cell office:value-type="float" office:value="1550399" table:style-name="ce12">
            <text:p>1.550.399</text:p>
          </table:table-cell>
          <table:table-cell office:value-type="float" office:value="19158" table:style-name="ce12">
            <text:p>19.158</text:p>
          </table:table-cell>
          <table:table-cell office:value-type="date" office:date-value="2021-10-14T00:00:00" table:style-name="ce15">
            <text:p>14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8368460" table:style-name="ce6">
            <text:p>8.368.460</text:p>
          </table:table-cell>
          <table:table-cell office:value-type="float" office:value="1604900" table:style-name="ce6">
            <text:p>1.604.900</text:p>
          </table:table-cell>
          <table:table-cell office:value-type="float" office:value="1514300" table:style-name="ce6">
            <text:p>1.514.300</text:p>
          </table:table-cell>
          <table:table-cell office:value-type="float" office:value="375750" table:style-name="ce12">
            <text:p>375.750</text:p>
          </table:table-cell>
          <table:table-cell office:value-type="float" office:value="11863410" table:style-name="ce13">
            <text:p>11.863.410</text:p>
          </table:table-cell>
          <table:table-cell office:value-type="float" office:value="11086095" table:style-name="ce13">
            <text:p>11.086.095</text:p>
          </table:table-cell>
          <table:table-cell office:value-type="percentage" office:value="0.9344779452113684" table:style-name="ce14">
            <text:p>93,4%</text:p>
          </table:table-cell>
          <table:table-cell office:value-type="float" office:value="5937131" table:style-name="ce12">
            <text:p>5.937.131</text:p>
          </table:table-cell>
          <table:table-cell office:value-type="float" office:value="5791932" table:style-name="ce12">
            <text:p>5.791.932</text:p>
          </table:table-cell>
          <table:table-cell office:value-type="float" office:value="60403" table:style-name="ce12">
            <text:p>60.403</text:p>
          </table:table-cell>
          <table:table-cell office:value-type="date" office:date-value="2021-10-14T00:00:00" table:style-name="ce15">
            <text:p>14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5797540" table:style-name="ce6">
            <text:p>5.797.540</text:p>
          </table:table-cell>
          <table:table-cell office:value-type="float" office:value="1213650" table:style-name="ce6">
            <text:p>1.213.650</text:p>
          </table:table-cell>
          <table:table-cell office:value-type="float" office:value="863900" table:style-name="ce6">
            <text:p>863.900</text:p>
          </table:table-cell>
          <table:table-cell office:value-type="float" office:value="213450" table:style-name="ce12">
            <text:p>213.450</text:p>
          </table:table-cell>
          <table:table-cell office:value-type="float" office:value="8088540" table:style-name="ce13">
            <text:p>8.088.540</text:p>
          </table:table-cell>
          <table:table-cell office:value-type="float" office:value="7634375" table:style-name="ce13">
            <text:p>7.634.375</text:p>
          </table:table-cell>
          <table:table-cell office:value-type="percentage" office:value="0.9438508062023554" table:style-name="ce14">
            <text:p>94,4%</text:p>
          </table:table-cell>
          <table:table-cell office:value-type="float" office:value="4064301" table:style-name="ce12">
            <text:p>4.064.301</text:p>
          </table:table-cell>
          <table:table-cell office:value-type="float" office:value="3992155" table:style-name="ce12">
            <text:p>3.992.155</text:p>
          </table:table-cell>
          <table:table-cell office:value-type="float" office:value="33993" table:style-name="ce12">
            <text:p>33.993</text:p>
          </table:table-cell>
          <table:table-cell office:value-type="date" office:date-value="2021-10-14T00:00:00" table:style-name="ce15">
            <text:p>14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1226825" table:style-name="ce6">
            <text:p>1.226.825</text:p>
          </table:table-cell>
          <table:table-cell office:value-type="float" office:value="218200" table:style-name="ce6">
            <text:p>218.200</text:p>
          </table:table-cell>
          <table:table-cell office:value-type="float" office:value="186000" table:style-name="ce6">
            <text:p>186.000</text:p>
          </table:table-cell>
          <table:table-cell office:value-type="float" office:value="51750" table:style-name="ce12">
            <text:p>51.750</text:p>
          </table:table-cell>
          <table:table-cell office:value-type="float" office:value="1682775" table:style-name="ce13">
            <text:p>1.682.775</text:p>
          </table:table-cell>
          <table:table-cell office:value-type="float" office:value="1702881" table:style-name="ce13">
            <text:p>1.702.881</text:p>
          </table:table-cell>
          <table:table-cell office:value-type="percentage" office:value="1.0119481214066051" table:style-name="ce14">
            <text:p>101,2%</text:p>
          </table:table-cell>
          <table:table-cell office:value-type="float" office:value="895803" table:style-name="ce12">
            <text:p>895.803</text:p>
          </table:table-cell>
          <table:table-cell office:value-type="float" office:value="880732" table:style-name="ce12">
            <text:p>880.732</text:p>
          </table:table-cell>
          <table:table-cell office:value-type="float" office:value="16056" table:style-name="ce12">
            <text:p>16.056</text:p>
          </table:table-cell>
          <table:table-cell office:value-type="date" office:date-value="2021-10-14T00:00:00" table:style-name="ce15">
            <text:p>14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3155029" table:style-name="ce6">
            <text:p>3.155.029</text:p>
          </table:table-cell>
          <table:table-cell office:value-type="float" office:value="507400" table:style-name="ce6">
            <text:p>507.400</text:p>
          </table:table-cell>
          <table:table-cell office:value-type="float" office:value="573400" table:style-name="ce6">
            <text:p>573.400</text:p>
          </table:table-cell>
          <table:table-cell office:value-type="float" office:value="122700" table:style-name="ce12">
            <text:p>122.700</text:p>
          </table:table-cell>
          <table:table-cell office:value-type="float" office:value="4358529" table:style-name="ce13">
            <text:p>4.358.529</text:p>
          </table:table-cell>
          <table:table-cell office:value-type="float" office:value="4397541" table:style-name="ce13">
            <text:p>4.397.541</text:p>
          </table:table-cell>
          <table:table-cell office:value-type="percentage" office:value="1.0089507262656736" table:style-name="ce14">
            <text:p>100,9%</text:p>
          </table:table-cell>
          <table:table-cell office:value-type="float" office:value="2305128" table:style-name="ce12">
            <text:p>2.305.128</text:p>
          </table:table-cell>
          <table:table-cell office:value-type="float" office:value="2278484" table:style-name="ce12">
            <text:p>2.278.484</text:p>
          </table:table-cell>
          <table:table-cell office:value-type="float" office:value="23827" table:style-name="ce12">
            <text:p>23.827</text:p>
          </table:table-cell>
          <table:table-cell office:value-type="date" office:date-value="2021-10-14T00:00:00" table:style-name="ce15">
            <text:p>14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374465" table:style-name="ce6">
            <text:p>374.465</text:p>
          </table:table-cell>
          <table:table-cell office:value-type="float" office:value="67600" table:style-name="ce6">
            <text:p>67.600</text:p>
          </table:table-cell>
          <table:table-cell office:value-type="float" office:value="53300" table:style-name="ce6">
            <text:p>53.300</text:p>
          </table:table-cell>
          <table:table-cell office:value-type="float" office:value="15200" table:style-name="ce12">
            <text:p>15.200</text:p>
          </table:table-cell>
          <table:table-cell office:value-type="float" office:value="510565" table:style-name="ce13">
            <text:p>510.565</text:p>
          </table:table-cell>
          <table:table-cell office:value-type="float" office:value="479107" table:style-name="ce13">
            <text:p>479.107</text:p>
          </table:table-cell>
          <table:table-cell office:value-type="percentage" office:value="0.93838590581022985" table:style-name="ce14">
            <text:p>93,8%</text:p>
          </table:table-cell>
          <table:table-cell office:value-type="float" office:value="258859" table:style-name="ce12">
            <text:p>258.859</text:p>
          </table:table-cell>
          <table:table-cell office:value-type="float" office:value="253273" table:style-name="ce12">
            <text:p>253.273</text:p>
          </table:table-cell>
          <table:table-cell office:value-type="float" office:value="2416" table:style-name="ce12">
            <text:p>2.416</text:p>
          </table:table-cell>
          <table:table-cell office:value-type="date" office:date-value="2021-10-14T00:00:00" table:style-name="ce15">
            <text:p>14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7637679" table:style-name="ce6">
            <text:p>7.637.679</text:p>
          </table:table-cell>
          <table:table-cell office:value-type="float" office:value="1645800" table:style-name="ce6">
            <text:p>1.645.800</text:p>
          </table:table-cell>
          <table:table-cell office:value-type="float" office:value="1220900" table:style-name="ce6">
            <text:p>1.220.900</text:p>
          </table:table-cell>
          <table:table-cell office:value-type="float" office:value="321450" table:style-name="ce12">
            <text:p>321.450</text:p>
          </table:table-cell>
          <table:table-cell office:value-type="float" office:value="10825829" table:style-name="ce13">
            <text:p>10.825.829</text:p>
          </table:table-cell>
          <table:table-cell office:value-type="float" office:value="9815994" table:style-name="ce13">
            <text:p>9.815.994</text:p>
          </table:table-cell>
          <table:table-cell office:value-type="percentage" office:value="0.90671984565800923" table:style-name="ce14">
            <text:p>90,7%</text:p>
          </table:table-cell>
          <table:table-cell office:value-type="float" office:value="5310890" table:style-name="ce12">
            <text:p>5.310.890</text:p>
          </table:table-cell>
          <table:table-cell office:value-type="float" office:value="5181533" table:style-name="ce12">
            <text:p>5.181.533</text:p>
          </table:table-cell>
          <table:table-cell office:value-type="float" office:value="42291" table:style-name="ce12">
            <text:p>42.291</text:p>
          </table:table-cell>
          <table:table-cell office:value-type="date" office:date-value="2021-10-14T00:00:00" table:style-name="ce15">
            <text:p>14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687865" table:style-name="ce6">
            <text:p>1.687.865</text:p>
          </table:table-cell>
          <table:table-cell office:value-type="float" office:value="398000" table:style-name="ce6">
            <text:p>398.000</text:p>
          </table:table-cell>
          <table:table-cell office:value-type="float" office:value="253010" table:style-name="ce6">
            <text:p>253.010</text:p>
          </table:table-cell>
          <table:table-cell office:value-type="float" office:value="68300" table:style-name="ce12">
            <text:p>68.300</text:p>
          </table:table-cell>
          <table:table-cell office:value-type="float" office:value="2407175" table:style-name="ce13">
            <text:p>2.407.175</text:p>
          </table:table-cell>
          <table:table-cell office:value-type="float" office:value="2213574" table:style-name="ce13">
            <text:p>2.213.574</text:p>
          </table:table-cell>
          <table:table-cell office:value-type="percentage" office:value="0.91957335881271618" table:style-name="ce14">
            <text:p>92,0%</text:p>
          </table:table-cell>
          <table:table-cell office:value-type="float" office:value="1185417" table:style-name="ce12">
            <text:p>1.185.417</text:p>
          </table:table-cell>
          <table:table-cell office:value-type="float" office:value="1149701" table:style-name="ce12">
            <text:p>1.149.701</text:p>
          </table:table-cell>
          <table:table-cell office:value-type="float" office:value="3607" table:style-name="ce12">
            <text:p>3.607</text:p>
          </table:table-cell>
          <table:table-cell office:value-type="date" office:date-value="2021-10-14T00:00:00" table:style-name="ce15">
            <text:p>14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734325" table:style-name="ce6">
            <text:p>734.325</text:p>
          </table:table-cell>
          <table:table-cell office:value-type="float" office:value="151500" table:style-name="ce6">
            <text:p>151.500</text:p>
          </table:table-cell>
          <table:table-cell office:value-type="float" office:value="136600" table:style-name="ce6">
            <text:p>136.600</text:p>
          </table:table-cell>
          <table:table-cell office:value-type="float" office:value="23750" table:style-name="ce12">
            <text:p>23.750</text:p>
          </table:table-cell>
          <table:table-cell office:value-type="float" office:value="1046175" table:style-name="ce13">
            <text:p>1.046.175</text:p>
          </table:table-cell>
          <table:table-cell office:value-type="float" office:value="976866" table:style-name="ce13">
            <text:p>976.866</text:p>
          </table:table-cell>
          <table:table-cell office:value-type="percentage" office:value="0.93375008961215855" table:style-name="ce14">
            <text:p>93,4%</text:p>
          </table:table-cell>
          <table:table-cell office:value-type="float" office:value="525394" table:style-name="ce12">
            <text:p>525.394</text:p>
          </table:table-cell>
          <table:table-cell office:value-type="float" office:value="516405" table:style-name="ce12">
            <text:p>516.405</text:p>
          </table:table-cell>
          <table:table-cell office:value-type="float" office:value="3119" table:style-name="ce12">
            <text:p>3.119</text:p>
          </table:table-cell>
          <table:table-cell office:value-type="date" office:date-value="2021-10-14T00:00:00" table:style-name="ce15">
            <text:p>14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2597220" table:style-name="ce6">
            <text:p>2.597.220</text:p>
          </table:table-cell>
          <table:table-cell office:value-type="float" office:value="526100" table:style-name="ce6">
            <text:p>526.100</text:p>
          </table:table-cell>
          <table:table-cell office:value-type="float" office:value="444200" table:style-name="ce6">
            <text:p>444.200</text:p>
          </table:table-cell>
          <table:table-cell office:value-type="float" office:value="101300" table:style-name="ce12">
            <text:p>101.300</text:p>
          </table:table-cell>
          <table:table-cell office:value-type="float" office:value="3668820" table:style-name="ce13">
            <text:p>3.668.820</text:p>
          </table:table-cell>
          <table:table-cell office:value-type="float" office:value="3357121" table:style-name="ce13">
            <text:p>3.357.121</text:p>
          </table:table-cell>
          <table:table-cell office:value-type="percentage" office:value="0.91504107587725758" table:style-name="ce14">
            <text:p>91,5%</text:p>
          </table:table-cell>
          <table:table-cell office:value-type="float" office:value="1805509" table:style-name="ce12">
            <text:p>1.805.509</text:p>
          </table:table-cell>
          <table:table-cell office:value-type="float" office:value="1772038" table:style-name="ce12">
            <text:p>1.772.038</text:p>
          </table:table-cell>
          <table:table-cell office:value-type="float" office:value="12961" table:style-name="ce12">
            <text:p>12.961</text:p>
          </table:table-cell>
          <table:table-cell office:value-type="date" office:date-value="2021-10-14T00:00:00" table:style-name="ce15">
            <text:p>14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95580" table:style-name="ce6">
            <text:p>95.580</text:p>
          </table:table-cell>
          <table:table-cell office:value-type="float" office:value="22400" table:style-name="ce6">
            <text:p>22.400</text:p>
          </table:table-cell>
          <table:table-cell office:value-type="float" office:value="18100" table:style-name="ce6">
            <text:p>18.100</text:p>
          </table:table-cell>
          <table:table-cell office:value-type="float" office:value="4150" table:style-name="ce12">
            <text:p>4.150</text:p>
          </table:table-cell>
          <table:table-cell office:value-type="float" office:value="140230" table:style-name="ce13">
            <text:p>140.230</text:p>
          </table:table-cell>
          <table:table-cell office:value-type="float" office:value="113471" table:style-name="ce13">
            <text:p>113.471</text:p>
          </table:table-cell>
          <table:table-cell office:value-type="percentage" office:value="0.80917777936247592" table:style-name="ce14">
            <text:p>80,9%</text:p>
          </table:table-cell>
          <table:table-cell office:value-type="float" office:value="62130" table:style-name="ce12">
            <text:p>62.130</text:p>
          </table:table-cell>
          <table:table-cell office:value-type="float" office:value="58928" table:style-name="ce12">
            <text:p>58.928</text:p>
          </table:table-cell>
          <table:table-cell office:value-type="float" office:value="420" table:style-name="ce12">
            <text:p>420</text:p>
          </table:table-cell>
          <table:table-cell office:value-type="date" office:date-value="2021-10-14T00:00:00" table:style-name="ce15">
            <text:p>14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96750" table:style-name="ce6">
            <text:p>96.750</text:p>
          </table:table-cell>
          <table:table-cell office:value-type="float" office:value="23500" table:style-name="ce6">
            <text:p>23.500</text:p>
          </table:table-cell>
          <table:table-cell office:value-type="float" office:value="15100" table:style-name="ce6">
            <text:p>15.100</text:p>
          </table:table-cell>
          <table:table-cell office:value-type="float" office:value="5750" table:style-name="ce12">
            <text:p>5.750</text:p>
          </table:table-cell>
          <table:table-cell office:value-type="float" office:value="141100" table:style-name="ce13">
            <text:p>141.100</text:p>
          </table:table-cell>
          <table:table-cell office:value-type="float" office:value="101394" table:style-name="ce13">
            <text:p>101.394</text:p>
          </table:table-cell>
          <table:table-cell office:value-type="percentage" office:value="0.71859673990077955" table:style-name="ce14">
            <text:p>71,9%</text:p>
          </table:table-cell>
          <table:table-cell office:value-type="float" office:value="56979" table:style-name="ce12">
            <text:p>56.979</text:p>
          </table:table-cell>
          <table:table-cell office:value-type="float" office:value="54376" table:style-name="ce12">
            <text:p>54.376</text:p>
          </table:table-cell>
          <table:table-cell office:value-type="float" office:value="0" table:style-name="ce12">
            <text:p>0</text:p>
          </table:table-cell>
          <table:table-cell office:value-type="date" office:date-value="2021-10-13T00:00:00" table:style-name="ce16">
            <text:p>13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Fuerzas Armadas</text:p>
          </table:table-cell>
          <table:table-cell office:value-type="float" office:value="48138" table:style-name="ce6">
            <text:p>48.138</text:p>
          </table:table-cell>
          <table:table-cell office:value-type="float" office:value="58300" table:style-name="ce6">
            <text:p>58.300</text:p>
          </table:table-cell>
          <table:table-cell office:value-type="float" office:value="103800" table:style-name="ce6">
            <text:p>103.800</text:p>
          </table:table-cell>
          <table:table-cell office:value-type="float" office:value="2000" table:style-name="ce12">
            <text:p>2.000</text:p>
          </table:table-cell>
          <table:table-cell office:value-type="float" office:value="212238" table:style-name="ce13">
            <text:p>212.238</text:p>
          </table:table-cell>
          <table:table-cell office:value-type="float" office:value="172748" table:style-name="ce13">
            <text:p>172.748</text:p>
          </table:table-cell>
          <table:table-cell office:value-type="percentage" office:value="0.81393529905106532" table:style-name="ce14">
            <text:p>81,4%</text:p>
          </table:table-cell>
          <table:table-cell office:value-type="float" office:value="92644" table:style-name="ce12">
            <text:p>92.644</text:p>
          </table:table-cell>
          <table:table-cell office:value-type="float" office:value="86640" table:style-name="ce12">
            <text:p>86.640</text:p>
          </table:table-cell>
          <table:table-cell office:value-type="float" office:value="0" table:style-name="ce12">
            <text:p>0</text:p>
          </table:table-cell>
          <table:table-cell office:value-type="date" office:date-value="2021-10-14T00:00:00" table:style-name="ce16">
            <text:p>14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Sanidad Exterior</text:p>
          </table:table-cell>
          <table:table-cell office:value-type="float" office:value="0" table:style-name="ce6">
            <text:p>0</text:p>
          </table:table-cell>
          <table:table-cell office:value-type="float" office:value="4910" table:style-name="ce6">
            <text:p>4.910</text:p>
          </table:table-cell>
          <table:table-cell office:value-type="float" office:value="0" table:style-name="ce6">
            <text:p>0</text:p>
          </table:table-cell>
          <table:table-cell office:value-type="float" office:value="4085" table:style-name="ce12">
            <text:p>4.085</text:p>
          </table:table-cell>
          <table:table-cell office:value-type="float" office:value="8995" table:style-name="ce13">
            <text:p>8.995</text:p>
          </table:table-cell>
          <table:table-cell office:value-type="float" office:value="6692" table:style-name="ce13">
            <text:p>6.692</text:p>
          </table:table-cell>
          <table:table-cell office:value-type="percentage" office:value="0.74396887159533076" table:style-name="ce14">
            <text:p>74,4%</text:p>
          </table:table-cell>
          <table:table-cell office:value-type="float" office:value="5035" table:style-name="ce12">
            <text:p>5.035</text:p>
          </table:table-cell>
          <table:table-cell office:value-type="float" office:value="4752" table:style-name="ce12">
            <text:p>4.752</text:p>
          </table:table-cell>
          <table:table-cell office:value-type="float" office:value="0" table:style-name="ce12">
            <text:p>0</text:p>
          </table:table-cell>
          <table:table-cell office:value-type="date" office:date-value="2021-10-14T00:00:00" table:style-name="ce16">
            <text:p>14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17">
            <text:p>Totales</text:p>
          </table:table-cell>
          <table:table-cell office:value-type="float" office:value="53616591" table:style-name="ce18">
            <text:p>53.616.591</text:p>
          </table:table-cell>
          <table:table-cell office:value-type="float" office:value="10752860" table:style-name="ce19">
            <text:p>10.752.860</text:p>
          </table:table-cell>
          <table:table-cell office:value-type="float" office:value="9111010" table:style-name="ce20">
            <text:p>9.111.010</text:p>
          </table:table-cell>
          <table:table-cell office:value-type="float" office:value="2161560" table:style-name="ce21">
            <text:p>2.161.560</text:p>
          </table:table-cell>
          <table:table-cell office:value-type="float" office:value="75642021" table:style-name="ce22">
            <text:p>75.642.021</text:p>
          </table:table-cell>
          <table:table-cell office:value-type="float" office:value="70982052" table:style-name="ce22">
            <text:p>70.982.052</text:p>
          </table:table-cell>
          <table:table-cell office:value-type="percentage" office:value="0.93839444083600043" table:style-name="ce23">
            <text:p>93,8%</text:p>
          </table:table-cell>
          <table:table-cell office:value-type="float" office:value="37868453" table:style-name="ce22">
            <text:p>37.868.453</text:p>
          </table:table-cell>
          <table:table-cell office:value-type="float" office:value="37029165" table:style-name="ce22">
            <text:p>37.029.165</text:p>
          </table:table-cell>
          <table:table-cell office:value-type="float" office:value="377046" table:style-name="ce22">
            <text:p>377.046</text:p>
          </table:table-cell>
          <table:table-cell office:value-type="float" office:value="0" table:style-name="ce22">
            <text:p>0</text:p>
          </table:table-cell>
          <table:table-cell table:number-columns-repeated="10" table:style-name="ce4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4"/>
          <table:covered-table-cell table:number-columns-repeated="9"/>
          <table:table-cell table:number-columns-repeated="16374" table:style-name="ce11"/>
        </table:table-row>
        <table:table-row table:style-name="ro5">
          <table:table-cell table:style-name="ce25"/>
          <table:table-cell table:number-columns-repeated="16383" table:style-name="ce11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8"/>
        <table:table-column table:style-name="co6" table:number-columns-repeated="5" table:default-cell-style-name="ce28"/>
        <table:table-column table:style-name="co4" table:number-columns-repeated="2" table:default-cell-style-name="ce28"/>
        <table:table-column table:style-name="co3" table:number-columns-repeated="7" table:default-cell-style-name="ce28"/>
        <table:table-column table:style-name="co4" table:number-columns-repeated="16369" table:default-cell-style-name="ce28"/>
        <table:table-row table:style-name="ro6">
          <table:table-cell table:style-name="ce26"/>
          <table:table-cell office:value-type="string" table:style-name="ce27">
            <text:p>Población a vacunar mayor de 12 años</text:p>
          </table:table-cell>
          <table:table-cell office:value-type="string" table:style-name="ce27">
            <text:p>Nº Personas con 1 dosis</text:p>
          </table:table-cell>
          <table:table-cell office:value-type="string" table:style-name="ce27">
            <text:p>% 1ª dosis</text:p>
          </table:table-cell>
          <table:table-cell office:value-type="string" table:style-name="ce27">
            <text:p>Nº Personas con pauta completa</text:p>
          </table:table-cell>
          <table:table-cell office:value-type="string" table:style-name="ce27">
            <text:p>% personas con pauta completa</text:p>
          </table:table-cell>
          <table:table-cell office:value-type="string" table:style-name="ce27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9">
            <text:p>Andalucía</text:p>
          </table:table-cell>
          <table:table-cell office:value-type="float" office:value="7451975" table:style-name="ce30">
            <text:p>7.451.975</text:p>
          </table:table-cell>
          <table:table-cell office:value-type="float" office:value="6813703" table:style-name="ce30">
            <text:p>6.813.703</text:p>
          </table:table-cell>
          <table:table-cell office:value-type="percentage" office:value="0.91434861228063702" table:style-name="ce31">
            <text:p>91,4%</text:p>
          </table:table-cell>
          <table:table-cell office:value-type="float" office:value="6662207" table:style-name="ce30">
            <text:p>6.662.207</text:p>
          </table:table-cell>
          <table:table-cell office:value-type="percentage" office:value="0.89401896812589954" table:style-name="ce31">
            <text:p>89,4%</text:p>
          </table:table-cell>
          <table:table-cell office:value-type="date" office:date-value="2021-10-14T00:00:00" table:style-name="ce32">
            <text:p>14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185134" table:style-name="ce30">
            <text:p>1.185.134</text:p>
          </table:table-cell>
          <table:table-cell office:value-type="float" office:value="1063909" table:style-name="ce30">
            <text:p>1.063.909</text:p>
          </table:table-cell>
          <table:table-cell office:value-type="percentage" office:value="0.89771198868651136" table:style-name="ce31">
            <text:p>89,8%</text:p>
          </table:table-cell>
          <table:table-cell office:value-type="float" office:value="1043394" table:style-name="ce30">
            <text:p>1.043.394</text:p>
          </table:table-cell>
          <table:table-cell office:value-type="percentage" office:value="0.88040170984884414" table:style-name="ce31">
            <text:p>88,0%</text:p>
          </table:table-cell>
          <table:table-cell office:value-type="date" office:date-value="2021-10-14T00:00:00" table:style-name="ce32">
            <text:p>14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933927" table:style-name="ce30">
            <text:p>933.927</text:p>
          </table:table-cell>
          <table:table-cell office:value-type="float" office:value="872720" table:style-name="ce30">
            <text:p>872.720</text:p>
          </table:table-cell>
          <table:table-cell office:value-type="percentage" office:value="0.93446275779584487" table:style-name="ce31">
            <text:p>93,4%</text:p>
          </table:table-cell>
          <table:table-cell office:value-type="float" office:value="862769" table:style-name="ce30">
            <text:p>862.769</text:p>
          </table:table-cell>
          <table:table-cell office:value-type="percentage" office:value="0.92380774942795318" table:style-name="ce31">
            <text:p>92,4%</text:p>
          </table:table-cell>
          <table:table-cell office:value-type="date" office:date-value="2021-10-14T00:00:00" table:style-name="ce32">
            <text:p>14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1034867" table:style-name="ce30">
            <text:p>1.034.867</text:p>
          </table:table-cell>
          <table:table-cell office:value-type="float" office:value="852811" table:style-name="ce30">
            <text:p>852.811</text:p>
          </table:table-cell>
          <table:table-cell office:value-type="percentage" office:value="0.82407787667400734" table:style-name="ce31">
            <text:p>82,4%</text:p>
          </table:table-cell>
          <table:table-cell office:value-type="float" office:value="834662" table:style-name="ce30">
            <text:p>834.662</text:p>
          </table:table-cell>
          <table:table-cell office:value-type="percentage" office:value="0.80654035735993124" table:style-name="ce31">
            <text:p>80,7%</text:p>
          </table:table-cell>
          <table:table-cell office:value-type="date" office:date-value="2021-10-14T00:00:00" table:style-name="ce32">
            <text:p>14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1960774" table:style-name="ce30">
            <text:p>1.960.774</text:p>
          </table:table-cell>
          <table:table-cell office:value-type="float" office:value="1668495" table:style-name="ce30">
            <text:p>1.668.495</text:p>
          </table:table-cell>
          <table:table-cell office:value-type="percentage" office:value="0.85093692592823034" table:style-name="ce31">
            <text:p>85,1%</text:p>
          </table:table-cell>
          <table:table-cell office:value-type="float" office:value="1625164" table:style-name="ce30">
            <text:p>1.625.164</text:p>
          </table:table-cell>
          <table:table-cell office:value-type="percentage" office:value="0.82883799968787841" table:style-name="ce31">
            <text:p>82,9%</text:p>
          </table:table-cell>
          <table:table-cell office:value-type="date" office:date-value="2021-10-14T00:00:00" table:style-name="ce32">
            <text:p>14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524127" table:style-name="ce30">
            <text:p>524.127</text:p>
          </table:table-cell>
          <table:table-cell office:value-type="float" office:value="480983" table:style-name="ce30">
            <text:p>480.983</text:p>
          </table:table-cell>
          <table:table-cell office:value-type="percentage" office:value="0.91768407275335939" table:style-name="ce31">
            <text:p>91,8%</text:p>
          </table:table-cell>
          <table:table-cell office:value-type="float" office:value="474190" table:style-name="ce30">
            <text:p>474.190</text:p>
          </table:table-cell>
          <table:table-cell office:value-type="percentage" office:value="0.90472347350928306" table:style-name="ce31">
            <text:p>90,5%</text:p>
          </table:table-cell>
          <table:table-cell office:value-type="date" office:date-value="2021-10-14T00:00:00" table:style-name="ce32">
            <text:p>14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2176253" table:style-name="ce30">
            <text:p>2.176.253</text:p>
          </table:table-cell>
          <table:table-cell office:value-type="float" office:value="1996918" table:style-name="ce30">
            <text:p>1.996.918</text:p>
          </table:table-cell>
          <table:table-cell office:value-type="percentage" office:value="0.91759459952496336" table:style-name="ce31">
            <text:p>91,8%</text:p>
          </table:table-cell>
          <table:table-cell office:value-type="float" office:value="1955431" table:style-name="ce30">
            <text:p>1.955.431</text:p>
          </table:table-cell>
          <table:table-cell office:value-type="percentage" office:value="0.89853109909555551" table:style-name="ce31">
            <text:p>89,9%</text:p>
          </table:table-cell>
          <table:table-cell office:value-type="date" office:date-value="2021-10-14T00:00:00" table:style-name="ce32">
            <text:p>14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stilla - La Mancha</text:p>
          </table:table-cell>
          <table:table-cell office:value-type="float" office:value="1808784" table:style-name="ce30">
            <text:p>1.808.784</text:p>
          </table:table-cell>
          <table:table-cell office:value-type="float" office:value="1613694" table:style-name="ce30">
            <text:p>1.613.694</text:p>
          </table:table-cell>
          <table:table-cell office:value-type="percentage" office:value="0.89214300878380171" table:style-name="ce31">
            <text:p>89,2%</text:p>
          </table:table-cell>
          <table:table-cell office:value-type="float" office:value="1550399" table:style-name="ce30">
            <text:p>1.550.399</text:p>
          </table:table-cell>
          <table:table-cell office:value-type="percentage" office:value="0.85714988633247535" table:style-name="ce31">
            <text:p>85,7%</text:p>
          </table:table-cell>
          <table:table-cell office:value-type="date" office:date-value="2021-10-14T00:00:00" table:style-name="ce32">
            <text:p>14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6868360" table:style-name="ce30">
            <text:p>6.868.360</text:p>
          </table:table-cell>
          <table:table-cell office:value-type="float" office:value="5937131" table:style-name="ce30">
            <text:p>5.937.131</text:p>
          </table:table-cell>
          <table:table-cell office:value-type="percentage" office:value="0.86441756110629031" table:style-name="ce31">
            <text:p>86,4%</text:p>
          </table:table-cell>
          <table:table-cell office:value-type="float" office:value="5791932" table:style-name="ce30">
            <text:p>5.791.932</text:p>
          </table:table-cell>
          <table:table-cell office:value-type="percentage" office:value="0.84327728890157183" table:style-name="ce31">
            <text:p>84,3%</text:p>
          </table:table-cell>
          <table:table-cell office:value-type="date" office:date-value="2021-10-14T00:00:00" table:style-name="ce32">
            <text:p>14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4488459" table:style-name="ce30">
            <text:p>4.488.459</text:p>
          </table:table-cell>
          <table:table-cell office:value-type="float" office:value="4064301" table:style-name="ce30">
            <text:p>4.064.301</text:p>
          </table:table-cell>
          <table:table-cell office:value-type="percentage" office:value="0.90550030645261548" table:style-name="ce31">
            <text:p>90,6%</text:p>
          </table:table-cell>
          <table:table-cell office:value-type="float" office:value="3992155" table:style-name="ce30">
            <text:p>3.992.155</text:p>
          </table:table-cell>
          <table:table-cell office:value-type="percentage" office:value="0.88942663840752467" table:style-name="ce31">
            <text:p>88,9%</text:p>
          </table:table-cell>
          <table:table-cell office:value-type="date" office:date-value="2021-10-14T00:00:00" table:style-name="ce32">
            <text:p>14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953437" table:style-name="ce30">
            <text:p>953.437</text:p>
          </table:table-cell>
          <table:table-cell office:value-type="float" office:value="895803" table:style-name="ce30">
            <text:p>895.803</text:p>
          </table:table-cell>
          <table:table-cell office:value-type="percentage" office:value="0.93955132850938239" table:style-name="ce31">
            <text:p>94,0%</text:p>
          </table:table-cell>
          <table:table-cell office:value-type="float" office:value="880732" table:style-name="ce30">
            <text:p>880.732</text:p>
          </table:table-cell>
          <table:table-cell office:value-type="percentage" office:value="0.92374430612615199" table:style-name="ce31">
            <text:p>92,4%</text:p>
          </table:table-cell>
          <table:table-cell office:value-type="date" office:date-value="2021-10-14T00:00:00" table:style-name="ce32">
            <text:p>14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2454497" table:style-name="ce30">
            <text:p>2.454.497</text:p>
          </table:table-cell>
          <table:table-cell office:value-type="float" office:value="2305128" table:style-name="ce30">
            <text:p>2.305.128</text:p>
          </table:table-cell>
          <table:table-cell office:value-type="percentage" office:value="0.93914476163547966" table:style-name="ce31">
            <text:p>93,9%</text:p>
          </table:table-cell>
          <table:table-cell office:value-type="float" office:value="2278484" table:style-name="ce30">
            <text:p>2.278.484</text:p>
          </table:table-cell>
          <table:table-cell office:value-type="percentage" office:value="0.92828958438327691" table:style-name="ce31">
            <text:p>92,8%</text:p>
          </table:table-cell>
          <table:table-cell office:value-type="date" office:date-value="2021-10-14T00:00:00" table:style-name="ce32">
            <text:p>14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283970" table:style-name="ce30">
            <text:p>283.970</text:p>
          </table:table-cell>
          <table:table-cell office:value-type="float" office:value="258859" table:style-name="ce30">
            <text:p>258.859</text:p>
          </table:table-cell>
          <table:table-cell office:value-type="percentage" office:value="0.9115716448920661" table:style-name="ce31">
            <text:p>91,2%</text:p>
          </table:table-cell>
          <table:table-cell office:value-type="float" office:value="253273" table:style-name="ce30">
            <text:p>253.273</text:p>
          </table:table-cell>
          <table:table-cell office:value-type="percentage" office:value="0.89190055287530368" table:style-name="ce31">
            <text:p>89,2%</text:p>
          </table:table-cell>
          <table:table-cell office:value-type="date" office:date-value="2021-10-14T00:00:00" table:style-name="ce32">
            <text:p>14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5977937" table:style-name="ce30">
            <text:p>5.977.937</text:p>
          </table:table-cell>
          <table:table-cell office:value-type="float" office:value="5310890" table:style-name="ce30">
            <text:p>5.310.890</text:p>
          </table:table-cell>
          <table:table-cell office:value-type="percentage" office:value="0.88841518403422448" table:style-name="ce31">
            <text:p>88,8%</text:p>
          </table:table-cell>
          <table:table-cell office:value-type="float" office:value="5181533" table:style-name="ce30">
            <text:p>5.181.533</text:p>
          </table:table-cell>
          <table:table-cell office:value-type="percentage" office:value="0.86677611356559969" table:style-name="ce31">
            <text:p>86,7%</text:p>
          </table:table-cell>
          <table:table-cell office:value-type="date" office:date-value="2021-10-14T00:00:00" table:style-name="ce32">
            <text:p>14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310137" table:style-name="ce30">
            <text:p>1.310.137</text:p>
          </table:table-cell>
          <table:table-cell office:value-type="float" office:value="1185417" table:style-name="ce30">
            <text:p>1.185.417</text:p>
          </table:table-cell>
          <table:table-cell office:value-type="percentage" office:value="0.90480384875780162" table:style-name="ce31">
            <text:p>90,5%</text:p>
          </table:table-cell>
          <table:table-cell office:value-type="float" office:value="1149701" table:style-name="ce30">
            <text:p>1.149.701</text:p>
          </table:table-cell>
          <table:table-cell office:value-type="percentage" office:value="0.8775425776082959" table:style-name="ce31">
            <text:p>87,8%</text:p>
          </table:table-cell>
          <table:table-cell office:value-type="date" office:date-value="2021-10-14T00:00:00" table:style-name="ce32">
            <text:p>14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581354" table:style-name="ce30">
            <text:p>581.354</text:p>
          </table:table-cell>
          <table:table-cell office:value-type="float" office:value="525394" table:style-name="ce30">
            <text:p>525.394</text:p>
          </table:table-cell>
          <table:table-cell office:value-type="percentage" office:value="0.90374195412777758" table:style-name="ce31">
            <text:p>90,4%</text:p>
          </table:table-cell>
          <table:table-cell office:value-type="float" office:value="516405" table:style-name="ce30">
            <text:p>516.405</text:p>
          </table:table-cell>
          <table:table-cell office:value-type="percentage" office:value="0.88827977445755946" table:style-name="ce31">
            <text:p>88,8%</text:p>
          </table:table-cell>
          <table:table-cell office:value-type="date" office:date-value="2021-10-14T00:00:00" table:style-name="ce32">
            <text:p>14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1983943" table:style-name="ce30">
            <text:p>1.983.943</text:p>
          </table:table-cell>
          <table:table-cell office:value-type="float" office:value="1805509" table:style-name="ce30">
            <text:p>1.805.509</text:p>
          </table:table-cell>
          <table:table-cell office:value-type="percentage" office:value="0.91006092412937267" table:style-name="ce31">
            <text:p>91,0%</text:p>
          </table:table-cell>
          <table:table-cell office:value-type="float" office:value="1772038" table:style-name="ce30">
            <text:p>1.772.038</text:p>
          </table:table-cell>
          <table:table-cell office:value-type="percentage" office:value="0.89318997572006853" table:style-name="ce31">
            <text:p>89,3%</text:p>
          </table:table-cell>
          <table:table-cell office:value-type="date" office:date-value="2021-10-14T00:00:00" table:style-name="ce32">
            <text:p>14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70965" table:style-name="ce30">
            <text:p>70.965</text:p>
          </table:table-cell>
          <table:table-cell office:value-type="float" office:value="62130" table:style-name="ce30">
            <text:p>62.130</text:p>
          </table:table-cell>
          <table:table-cell office:value-type="percentage" office:value="0.87550200803212852" table:style-name="ce31">
            <text:p>87,6%</text:p>
          </table:table-cell>
          <table:table-cell office:value-type="float" office:value="58928" table:style-name="ce30">
            <text:p>58.928</text:p>
          </table:table-cell>
          <table:table-cell office:value-type="percentage" office:value="0.8303811738180793" table:style-name="ce31">
            <text:p>83,0%</text:p>
          </table:table-cell>
          <table:table-cell office:value-type="date" office:date-value="2021-10-14T00:00:00" table:style-name="ce32">
            <text:p>14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70927" table:style-name="ce30">
            <text:p>70.927</text:p>
          </table:table-cell>
          <table:table-cell office:value-type="float" office:value="56979" table:style-name="ce30">
            <text:p>56.979</text:p>
          </table:table-cell>
          <table:table-cell office:value-type="percentage" office:value="0.80334710335979242" table:style-name="ce31">
            <text:p>80,3%</text:p>
          </table:table-cell>
          <table:table-cell office:value-type="float" office:value="54376" table:style-name="ce30">
            <text:p>54.376</text:p>
          </table:table-cell>
          <table:table-cell office:value-type="percentage" office:value="0.76664739802895931" table:style-name="ce31">
            <text:p>76,7%</text:p>
          </table:table-cell>
          <table:table-cell office:value-type="date" office:date-value="2021-10-13T00:00:00" table:style-name="ce32">
            <text:p>13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5">
            <text:p>FF.AA.</text:p>
          </table:table-cell>
          <table:table-cell office:value-type="string" table:style-name="ce30">
            <text:p>-</text:p>
          </table:table-cell>
          <table:table-cell office:value-type="float" office:value="92644" table:style-name="ce30">
            <text:p>92.644</text:p>
          </table:table-cell>
          <table:table-cell office:value-type="string" table:style-name="ce31">
            <text:p>-</text:p>
          </table:table-cell>
          <table:table-cell office:value-type="float" office:value="86640" table:style-name="ce30">
            <text:p>86.640</text:p>
          </table:table-cell>
          <table:table-cell office:value-type="string" table:style-name="ce31">
            <text:p>-</text:p>
          </table:table-cell>
          <table:table-cell office:value-type="date" office:date-value="2021-10-14T00:00:00" table:style-name="ce32">
            <text:p>14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5">
            <text:p>Sanidad Exterior</text:p>
          </table:table-cell>
          <table:table-cell office:value-type="string" table:style-name="ce30">
            <text:p>-</text:p>
          </table:table-cell>
          <table:table-cell office:value-type="float" office:value="5035" table:style-name="ce30">
            <text:p>5.035</text:p>
          </table:table-cell>
          <table:table-cell office:value-type="string" table:style-name="ce31">
            <text:p>-</text:p>
          </table:table-cell>
          <table:table-cell office:value-type="float" office:value="4752" table:style-name="ce30">
            <text:p>4.752</text:p>
          </table:table-cell>
          <table:table-cell office:value-type="string" table:style-name="ce31">
            <text:p>-</text:p>
          </table:table-cell>
          <table:table-cell office:value-type="date" office:date-value="2021-10-14T00:00:00" table:style-name="ce32">
            <text:p>14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17">
            <text:p>Totales</text:p>
          </table:table-cell>
          <table:table-cell office:value-type="float" office:value="42119827" table:style-name="ce33">
            <text:p>42.119.827</text:p>
          </table:table-cell>
          <table:table-cell office:value-type="float" office:value="37868453" table:style-name="ce33">
            <text:p>37.868.453</text:p>
          </table:table-cell>
          <table:table-cell office:value-type="percentage" office:value="0.89906478010937696" table:style-name="ce34">
            <text:p>89,9%</text:p>
          </table:table-cell>
          <table:table-cell office:value-type="float" office:value="37029165" table:style-name="ce33">
            <text:p>37.029.165</text:p>
          </table:table-cell>
          <table:table-cell office:value-type="percentage" office:value="0.87913858240680809" table:style-name="ce34">
            <text:p>87,9%</text:p>
          </table:table-cell>
          <table:table-cell table:style-name="ce35"/>
          <table:table-cell table:number-columns-repeated="16377" table:style-name="ce28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4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8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8"/>
        <table:table-column table:style-name="co4" table:default-cell-style-name="ce55"/>
        <table:table-column table:style-name="co4" table:number-columns-repeated="2" table:default-cell-style-name="ce28"/>
        <table:table-column table:style-name="co4" table:default-cell-style-name="ce55"/>
        <table:table-column table:style-name="co4" table:number-columns-repeated="2" table:default-cell-style-name="ce28"/>
        <table:table-column table:style-name="co3" table:number-columns-repeated="20" table:default-cell-style-name="ce28"/>
        <table:table-column table:style-name="co4" table:number-columns-repeated="16344" table:default-cell-style-name="ce28"/>
        <table:table-row table:style-name="ro1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007" table:style-name="ce43">
            <text:p>434.007</text:p>
          </table:table-cell>
          <table:table-cell office:value-type="percentage" office:value="1" table:style-name="ce44">
            <text:p>100,0%</text:p>
          </table:table-cell>
          <table:table-cell office:value-type="float" office:value="653950" table:style-name="ce43">
            <text:p>653.950</text:p>
          </table:table-cell>
          <table:table-cell office:value-type="percentage" office:value="1" table:style-name="ce44">
            <text:p>100,0%</text:p>
          </table:table-cell>
          <table:table-cell office:value-type="float" office:value="927994" table:style-name="ce43">
            <text:p>927.994</text:p>
          </table:table-cell>
          <table:table-cell office:value-type="percentage" office:value="1" table:style-name="ce44">
            <text:p>100,0%</text:p>
          </table:table-cell>
          <table:table-cell office:value-type="float" office:value="1212922" table:style-name="ce43">
            <text:p>1.212.922</text:p>
          </table:table-cell>
          <table:table-cell office:value-type="percentage" office:value="0.95881570345472522" table:style-name="ce44">
            <text:p>95,9%</text:p>
          </table:table-cell>
          <table:table-cell office:value-type="float" office:value="1246428" table:style-name="ce43">
            <text:p>1.246.428</text:p>
          </table:table-cell>
          <table:table-cell office:value-type="percentage" office:value="0.89987394539366439" table:style-name="ce44">
            <text:p>90,0%</text:p>
          </table:table-cell>
          <table:table-cell office:value-type="float" office:value="923412" table:style-name="ce43">
            <text:p>923.412</text:p>
          </table:table-cell>
          <table:table-cell office:value-type="percentage" office:value="0.80985636944546524" table:style-name="ce44">
            <text:p>81,0%</text:p>
          </table:table-cell>
          <table:table-cell office:value-type="float" office:value="758319" table:style-name="ce43">
            <text:p>758.319</text:p>
          </table:table-cell>
          <table:table-cell office:value-type="percentage" office:value="0.81656279073774163" table:style-name="ce44">
            <text:p>81,7%</text:p>
          </table:table-cell>
          <table:table-cell office:value-type="float" office:value="656671" table:style-name="ce43">
            <text:p>656.671</text:p>
          </table:table-cell>
          <table:table-cell office:value-type="percentage" office:value="0.87218076070484141" table:style-name="ce44">
            <text:p>87,2%</text:p>
          </table:table-cell>
          <table:table-cell office:value-type="float" office:value="6813703" table:style-name="ce43">
            <text:p>6.813.703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434861228063702" table:style-name="ce44">
            <text:p>91,4%</text:p>
          </table:table-cell>
          <table:table-cell office:value-type="percentage" office:value="0.80498253215728777" table:style-name="ce44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239" table:style-name="ce46">
            <text:p>101.239</text:p>
          </table:table-cell>
          <table:table-cell office:value-type="percentage" office:value="1" table:style-name="ce47">
            <text:p>100,0%</text:p>
          </table:table-cell>
          <table:table-cell office:value-type="float" office:value="119247" table:style-name="ce46">
            <text:p>119.247</text:p>
          </table:table-cell>
          <table:table-cell office:value-type="percentage" office:value="1" table:style-name="ce47">
            <text:p>100,0%</text:p>
          </table:table-cell>
          <table:table-cell office:value-type="float" office:value="154458" table:style-name="ce46">
            <text:p>154.458</text:p>
          </table:table-cell>
          <table:table-cell office:value-type="percentage" office:value="0.98779154169357986" table:style-name="ce47">
            <text:p>98,8%</text:p>
          </table:table-cell>
          <table:table-cell office:value-type="float" office:value="185802" table:style-name="ce46">
            <text:p>185.802</text:p>
          </table:table-cell>
          <table:table-cell office:value-type="percentage" office:value="0.93713496010410258" table:style-name="ce47">
            <text:p>93,7%</text:p>
          </table:table-cell>
          <table:table-cell office:value-type="float" office:value="187431" table:style-name="ce46">
            <text:p>187.431</text:p>
          </table:table-cell>
          <table:table-cell office:value-type="percentage" office:value="0.87200327528693655" table:style-name="ce47">
            <text:p>87,2%</text:p>
          </table:table-cell>
          <table:table-cell office:value-type="float" office:value="124993" table:style-name="ce46">
            <text:p>124.993</text:p>
          </table:table-cell>
          <table:table-cell office:value-type="percentage" office:value="0.76082563334672459" table:style-name="ce47">
            <text:p>76,1%</text:p>
          </table:table-cell>
          <table:table-cell office:value-type="float" office:value="103175" table:style-name="ce46">
            <text:p>103.175</text:p>
          </table:table-cell>
          <table:table-cell office:value-type="percentage" office:value="0.79121325756704319" table:style-name="ce47">
            <text:p>79,1%</text:p>
          </table:table-cell>
          <table:table-cell office:value-type="float" office:value="87564" table:style-name="ce46">
            <text:p>87.564</text:p>
          </table:table-cell>
          <table:table-cell office:value-type="percentage" office:value="0.84923721498608273" table:style-name="ce47">
            <text:p>84,9%</text:p>
          </table:table-cell>
          <table:table-cell office:value-type="float" office:value="1063909" table:style-name="ce46">
            <text:p>1.063.909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9771198868651136" table:style-name="ce47">
            <text:p>89,8%</text:p>
          </table:table-cell>
          <table:table-cell office:value-type="percentage" office:value="0.80029803120376175" table:style-name="ce47">
            <text:p>80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940" table:style-name="ce46">
            <text:p>88.940</text:p>
          </table:table-cell>
          <table:table-cell office:value-type="percentage" office:value="1" table:style-name="ce47">
            <text:p>100,0%</text:p>
          </table:table-cell>
          <table:table-cell office:value-type="float" office:value="114336" table:style-name="ce46">
            <text:p>114.336</text:p>
          </table:table-cell>
          <table:table-cell office:value-type="percentage" office:value="1" table:style-name="ce47">
            <text:p>100,0%</text:p>
          </table:table-cell>
          <table:table-cell office:value-type="float" office:value="148143" table:style-name="ce46">
            <text:p>148.143</text:p>
          </table:table-cell>
          <table:table-cell office:value-type="percentage" office:value="0.98991660652714297" table:style-name="ce47">
            <text:p>99,0%</text:p>
          </table:table-cell>
          <table:table-cell office:value-type="float" office:value="153122" table:style-name="ce46">
            <text:p>153.122</text:p>
          </table:table-cell>
          <table:table-cell office:value-type="percentage" office:value="0.94144916843432014" table:style-name="ce47">
            <text:p>94,1%</text:p>
          </table:table-cell>
          <table:table-cell office:value-type="float" office:value="150531" table:style-name="ce46">
            <text:p>150.531</text:p>
          </table:table-cell>
          <table:table-cell office:value-type="percentage" office:value="0.90142101764744631" table:style-name="ce47">
            <text:p>90,1%</text:p>
          </table:table-cell>
          <table:table-cell office:value-type="float" office:value="90800" table:style-name="ce46">
            <text:p>90.800</text:p>
          </table:table-cell>
          <table:table-cell office:value-type="percentage" office:value="0.79335261378231736" table:style-name="ce47">
            <text:p>79,3%</text:p>
          </table:table-cell>
          <table:table-cell office:value-type="float" office:value="66456" table:style-name="ce46">
            <text:p>66.456</text:p>
          </table:table-cell>
          <table:table-cell office:value-type="percentage" office:value="0.84003488768944901" table:style-name="ce47">
            <text:p>84,0%</text:p>
          </table:table-cell>
          <table:table-cell office:value-type="float" office:value="60392" table:style-name="ce46">
            <text:p>60.392</text:p>
          </table:table-cell>
          <table:table-cell office:value-type="percentage" office:value="0.94362500000000005" table:style-name="ce47">
            <text:p>94,4%</text:p>
          </table:table-cell>
          <table:table-cell office:value-type="float" office:value="872720" table:style-name="ce46">
            <text:p>872.720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446275779584487" table:style-name="ce47">
            <text:p>93,4%</text:p>
          </table:table-cell>
          <table:table-cell office:value-type="percentage" office:value="0.85662907937305655" table:style-name="ce47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469" table:style-name="ce46">
            <text:p>51.469</text:p>
          </table:table-cell>
          <table:table-cell office:value-type="percentage" office:value="1" table:style-name="ce47">
            <text:p>100,0%</text:p>
          </table:table-cell>
          <table:table-cell office:value-type="float" office:value="79188" table:style-name="ce46">
            <text:p>79.188</text:p>
          </table:table-cell>
          <table:table-cell office:value-type="percentage" office:value="0.98350638382433309" table:style-name="ce47">
            <text:p>98,4%</text:p>
          </table:table-cell>
          <table:table-cell office:value-type="float" office:value="110218" table:style-name="ce46">
            <text:p>110.218</text:p>
          </table:table-cell>
          <table:table-cell office:value-type="percentage" office:value="0.94017793928227178" table:style-name="ce47">
            <text:p>94,0%</text:p>
          </table:table-cell>
          <table:table-cell office:value-type="float" office:value="149940" table:style-name="ce46">
            <text:p>149.940</text:p>
          </table:table-cell>
          <table:table-cell office:value-type="percentage" office:value="0.9043589449748789" table:style-name="ce47">
            <text:p>90,4%</text:p>
          </table:table-cell>
          <table:table-cell office:value-type="float" office:value="166832" table:style-name="ce46">
            <text:p>166.832</text:p>
          </table:table-cell>
          <table:table-cell office:value-type="percentage" office:value="0.80918844459965467" table:style-name="ce47">
            <text:p>80,9%</text:p>
          </table:table-cell>
          <table:table-cell office:value-type="float" office:value="125281" table:style-name="ce46">
            <text:p>125.281</text:p>
          </table:table-cell>
          <table:table-cell office:value-type="percentage" office:value="0.68765060075636575" table:style-name="ce47">
            <text:p>68,8%</text:p>
          </table:table-cell>
          <table:table-cell office:value-type="float" office:value="96009" table:style-name="ce46">
            <text:p>96.009</text:p>
          </table:table-cell>
          <table:table-cell office:value-type="percentage" office:value="0.69600991721158167" table:style-name="ce47">
            <text:p>69,6%</text:p>
          </table:table-cell>
          <table:table-cell office:value-type="float" office:value="73874" table:style-name="ce46">
            <text:p>73.874</text:p>
          </table:table-cell>
          <table:table-cell office:value-type="percentage" office:value="0.77371177209886888" table:style-name="ce47">
            <text:p>77,4%</text:p>
          </table:table-cell>
          <table:table-cell office:value-type="float" office:value="852811" table:style-name="ce46">
            <text:p>852.811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2407787667400734" table:style-name="ce47">
            <text:p>82,4%</text:p>
          </table:table-cell>
          <table:table-cell office:value-type="percentage" office:value="0.72793828310185793" table:style-name="ce47">
            <text:p>72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015" table:style-name="ce46">
            <text:p>93.015</text:p>
          </table:table-cell>
          <table:table-cell office:value-type="percentage" office:value="1" table:style-name="ce47">
            <text:p>100,0%</text:p>
          </table:table-cell>
          <table:table-cell office:value-type="float" office:value="151327" table:style-name="ce46">
            <text:p>151.327</text:p>
          </table:table-cell>
          <table:table-cell office:value-type="percentage" office:value="0.97926629608298654" table:style-name="ce47">
            <text:p>97,9%</text:p>
          </table:table-cell>
          <table:table-cell office:value-type="float" office:value="224254" table:style-name="ce46">
            <text:p>224.254</text:p>
          </table:table-cell>
          <table:table-cell office:value-type="percentage" office:value="0.95389889915437365" table:style-name="ce47">
            <text:p>95,4%</text:p>
          </table:table-cell>
          <table:table-cell office:value-type="float" office:value="320317" table:style-name="ce46">
            <text:p>320.317</text:p>
          </table:table-cell>
          <table:table-cell office:value-type="percentage" office:value="0.91385458985712331" table:style-name="ce47">
            <text:p>91,4%</text:p>
          </table:table-cell>
          <table:table-cell office:value-type="float" office:value="317255" table:style-name="ce46">
            <text:p>317.255</text:p>
          </table:table-cell>
          <table:table-cell office:value-type="percentage" office:value="0.81782771883152372" table:style-name="ce47">
            <text:p>81,8%</text:p>
          </table:table-cell>
          <table:table-cell office:value-type="float" office:value="228353" table:style-name="ce46">
            <text:p>228.353</text:p>
          </table:table-cell>
          <table:table-cell office:value-type="percentage" office:value="0.73440987476441943" table:style-name="ce47">
            <text:p>73,4%</text:p>
          </table:table-cell>
          <table:table-cell office:value-type="float" office:value="186045" table:style-name="ce46">
            <text:p>186.045</text:p>
          </table:table-cell>
          <table:table-cell office:value-type="percentage" office:value="0.73901282234615573" table:style-name="ce47">
            <text:p>73,9%</text:p>
          </table:table-cell>
          <table:table-cell office:value-type="float" office:value="147929" table:style-name="ce46">
            <text:p>147.929</text:p>
          </table:table-cell>
          <table:table-cell office:value-type="percentage" office:value="0.8227556633314238" table:style-name="ce47">
            <text:p>82,3%</text:p>
          </table:table-cell>
          <table:table-cell office:value-type="float" office:value="1668495" table:style-name="ce46">
            <text:p>1.668.495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5093692592823034" table:style-name="ce47">
            <text:p>85,1%</text:p>
          </table:table-cell>
          <table:table-cell office:value-type="percentage" office:value="0.76678851371721435" table:style-name="ce47">
            <text:p>76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308" table:style-name="ce46">
            <text:p>42.308</text:p>
          </table:table-cell>
          <table:table-cell office:value-type="percentage" office:value="1" table:style-name="ce47">
            <text:p>100,0%</text:p>
          </table:table-cell>
          <table:table-cell office:value-type="float" office:value="55908" table:style-name="ce46">
            <text:p>55.908</text:p>
          </table:table-cell>
          <table:table-cell office:value-type="percentage" office:value="1" table:style-name="ce47">
            <text:p>100,0%</text:p>
          </table:table-cell>
          <table:table-cell office:value-type="float" office:value="76633" table:style-name="ce46">
            <text:p>76.633</text:p>
          </table:table-cell>
          <table:table-cell office:value-type="percentage" office:value="0.99079449221022686" table:style-name="ce47">
            <text:p>99,1%</text:p>
          </table:table-cell>
          <table:table-cell office:value-type="float" office:value="84208" table:style-name="ce46">
            <text:p>84.208</text:p>
          </table:table-cell>
          <table:table-cell office:value-type="percentage" office:value="0.93601885198523849" table:style-name="ce47">
            <text:p>93,6%</text:p>
          </table:table-cell>
          <table:table-cell office:value-type="float" office:value="87856" table:style-name="ce46">
            <text:p>87.856</text:p>
          </table:table-cell>
          <table:table-cell office:value-type="percentage" office:value="0.8986079432130839" table:style-name="ce47">
            <text:p>89,9%</text:p>
          </table:table-cell>
          <table:table-cell office:value-type="float" office:value="54412" table:style-name="ce46">
            <text:p>54.412</text:p>
          </table:table-cell>
          <table:table-cell office:value-type="percentage" office:value="0.77209711520724245" table:style-name="ce47">
            <text:p>77,2%</text:p>
          </table:table-cell>
          <table:table-cell office:value-type="float" office:value="40815" table:style-name="ce46">
            <text:p>40.815</text:p>
          </table:table-cell>
          <table:table-cell office:value-type="percentage" office:value="0.80813780813780811" table:style-name="ce47">
            <text:p>80,8%</text:p>
          </table:table-cell>
          <table:table-cell office:value-type="float" office:value="38843" table:style-name="ce46">
            <text:p>38.843</text:p>
          </table:table-cell>
          <table:table-cell office:value-type="percentage" office:value="0.88353843004344568" table:style-name="ce47">
            <text:p>88,4%</text:p>
          </table:table-cell>
          <table:table-cell office:value-type="float" office:value="480983" table:style-name="ce46">
            <text:p>480.983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768407275335939" table:style-name="ce47">
            <text:p>91,8%</text:p>
          </table:table-cell>
          <table:table-cell office:value-type="percentage" office:value="0.82514818023520131" table:style-name="ce47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314" table:style-name="ce46">
            <text:p>229.314</text:p>
          </table:table-cell>
          <table:table-cell office:value-type="percentage" office:value="1" table:style-name="ce47">
            <text:p>100,0%</text:p>
          </table:table-cell>
          <table:table-cell office:value-type="float" office:value="250453" table:style-name="ce46">
            <text:p>250.453</text:p>
          </table:table-cell>
          <table:table-cell office:value-type="percentage" office:value="1" table:style-name="ce47">
            <text:p>100,0%</text:p>
          </table:table-cell>
          <table:table-cell office:value-type="float" office:value="320310" table:style-name="ce46">
            <text:p>320.310</text:p>
          </table:table-cell>
          <table:table-cell office:value-type="percentage" office:value="1" table:style-name="ce47">
            <text:p>100,0%</text:p>
          </table:table-cell>
          <table:table-cell office:value-type="float" office:value="352539" table:style-name="ce46">
            <text:p>352.539</text:p>
          </table:table-cell>
          <table:table-cell office:value-type="percentage" office:value="0.92487440152161082" table:style-name="ce47">
            <text:p>92,5%</text:p>
          </table:table-cell>
          <table:table-cell office:value-type="float" office:value="319895" table:style-name="ce46">
            <text:p>319.895</text:p>
          </table:table-cell>
          <table:table-cell office:value-type="percentage" office:value="0.88051361803443384" table:style-name="ce47">
            <text:p>88,1%</text:p>
          </table:table-cell>
          <table:table-cell office:value-type="float" office:value="211018" table:style-name="ce46">
            <text:p>211.018</text:p>
          </table:table-cell>
          <table:table-cell office:value-type="percentage" office:value="0.78801865689756256" table:style-name="ce47">
            <text:p>78,8%</text:p>
          </table:table-cell>
          <table:table-cell office:value-type="float" office:value="171412" table:style-name="ce46">
            <text:p>171.412</text:p>
          </table:table-cell>
          <table:table-cell office:value-type="percentage" office:value="0.81235604674748585" table:style-name="ce47">
            <text:p>81,2%</text:p>
          </table:table-cell>
          <table:table-cell office:value-type="float" office:value="141977" table:style-name="ce46">
            <text:p>141.977</text:p>
          </table:table-cell>
          <table:table-cell office:value-type="percentage" office:value="0.8586868430283896" table:style-name="ce47">
            <text:p>85,9%</text:p>
          </table:table-cell>
          <table:table-cell office:value-type="float" office:value="1996918" table:style-name="ce46">
            <text:p>1.996.918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759459952496336" table:style-name="ce47">
            <text:p>91,8%</text:p>
          </table:table-cell>
          <table:table-cell office:value-type="percentage" office:value="0.83381476944095789" table:style-name="ce47">
            <text:p>83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108" table:style-name="ce46">
            <text:p>138.108</text:p>
          </table:table-cell>
          <table:table-cell office:value-type="percentage" office:value="1" table:style-name="ce47">
            <text:p>100,0%</text:p>
          </table:table-cell>
          <table:table-cell office:value-type="float" office:value="158336" table:style-name="ce46">
            <text:p>158.336</text:p>
          </table:table-cell>
          <table:table-cell office:value-type="percentage" office:value="0.99519173355290036" table:style-name="ce47">
            <text:p>99,5%</text:p>
          </table:table-cell>
          <table:table-cell office:value-type="float" office:value="222149" table:style-name="ce46">
            <text:p>222.149</text:p>
          </table:table-cell>
          <table:table-cell office:value-type="percentage" office:value="1" table:style-name="ce47">
            <text:p>100,0%</text:p>
          </table:table-cell>
          <table:table-cell office:value-type="float" office:value="285994" table:style-name="ce46">
            <text:p>285.994</text:p>
          </table:table-cell>
          <table:table-cell office:value-type="percentage" office:value="0.93012833438489906" table:style-name="ce47">
            <text:p>93,0%</text:p>
          </table:table-cell>
          <table:table-cell office:value-type="float" office:value="286411" table:style-name="ce46">
            <text:p>286.411</text:p>
          </table:table-cell>
          <table:table-cell office:value-type="percentage" office:value="0.86632386080065338" table:style-name="ce47">
            <text:p>86,6%</text:p>
          </table:table-cell>
          <table:table-cell office:value-type="float" office:value="204386" table:style-name="ce46">
            <text:p>204.386</text:p>
          </table:table-cell>
          <table:table-cell office:value-type="percentage" office:value="0.76865449923091678" table:style-name="ce47">
            <text:p>76,9%</text:p>
          </table:table-cell>
          <table:table-cell office:value-type="float" office:value="171144" table:style-name="ce46">
            <text:p>171.144</text:p>
          </table:table-cell>
          <table:table-cell office:value-type="percentage" office:value="0.78474384310992307" table:style-name="ce47">
            <text:p>78,5%</text:p>
          </table:table-cell>
          <table:table-cell office:value-type="float" office:value="147166" table:style-name="ce46">
            <text:p>147.166</text:p>
          </table:table-cell>
          <table:table-cell office:value-type="percentage" office:value="0.8459177338882119" table:style-name="ce47">
            <text:p>84,6%</text:p>
          </table:table-cell>
          <table:table-cell office:value-type="float" office:value="1613694" table:style-name="ce46">
            <text:p>1.613.694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9214300878380171" table:style-name="ce47">
            <text:p>89,2%</text:p>
          </table:table-cell>
          <table:table-cell office:value-type="percentage" office:value="0.78900715375013264" table:style-name="ce47">
            <text:p>78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8689" table:style-name="ce46">
            <text:p>458.689</text:p>
          </table:table-cell>
          <table:table-cell office:value-type="percentage" office:value="1" table:style-name="ce47">
            <text:p>100,0%</text:p>
          </table:table-cell>
          <table:table-cell office:value-type="float" office:value="618076" table:style-name="ce46">
            <text:p>618.076</text:p>
          </table:table-cell>
          <table:table-cell office:value-type="percentage" office:value="0.97290065040957541" table:style-name="ce47">
            <text:p>97,3%</text:p>
          </table:table-cell>
          <table:table-cell office:value-type="float" office:value="798533" table:style-name="ce46">
            <text:p>798.533</text:p>
          </table:table-cell>
          <table:table-cell office:value-type="percentage" office:value="0.95337661655427997" table:style-name="ce47">
            <text:p>95,3%</text:p>
          </table:table-cell>
          <table:table-cell office:value-type="float" office:value="1023189" table:style-name="ce46">
            <text:p>1.023.189</text:p>
          </table:table-cell>
          <table:table-cell office:value-type="percentage" office:value="0.93717507190093241" table:style-name="ce47">
            <text:p>93,7%</text:p>
          </table:table-cell>
          <table:table-cell office:value-type="float" office:value="1123417" table:style-name="ce46">
            <text:p>1.123.417</text:p>
          </table:table-cell>
          <table:table-cell office:value-type="percentage" office:value="0.85317086322056879" table:style-name="ce47">
            <text:p>85,3%</text:p>
          </table:table-cell>
          <table:table-cell office:value-type="float" office:value="769125" table:style-name="ce46">
            <text:p>769.125</text:p>
          </table:table-cell>
          <table:table-cell office:value-type="percentage" office:value="0.7362499664960197" table:style-name="ce47">
            <text:p>73,6%</text:p>
          </table:table-cell>
          <table:table-cell office:value-type="float" office:value="625904" table:style-name="ce46">
            <text:p>625.904</text:p>
          </table:table-cell>
          <table:table-cell office:value-type="percentage" office:value="0.74606971934655253" table:style-name="ce47">
            <text:p>74,6%</text:p>
          </table:table-cell>
          <table:table-cell office:value-type="float" office:value="520198" table:style-name="ce46">
            <text:p>520.198</text:p>
          </table:table-cell>
          <table:table-cell office:value-type="percentage" office:value="0.79278414303697542" table:style-name="ce47">
            <text:p>79,3%</text:p>
          </table:table-cell>
          <table:table-cell office:value-type="float" office:value="5937131" table:style-name="ce46">
            <text:p>5.937.131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6441756110629031" table:style-name="ce47">
            <text:p>86,4%</text:p>
          </table:table-cell>
          <table:table-cell office:value-type="percentage" office:value="0.76308039646402237" table:style-name="ce47">
            <text:p>76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215" table:style-name="ce46">
            <text:p>297.215</text:p>
          </table:table-cell>
          <table:table-cell office:value-type="percentage" office:value="1" table:style-name="ce47">
            <text:p>100,0%</text:p>
          </table:table-cell>
          <table:table-cell office:value-type="float" office:value="434332" table:style-name="ce46">
            <text:p>434.332</text:p>
          </table:table-cell>
          <table:table-cell office:value-type="percentage" office:value="0.9919380992184752" table:style-name="ce47">
            <text:p>99,2%</text:p>
          </table:table-cell>
          <table:table-cell office:value-type="float" office:value="569749" table:style-name="ce46">
            <text:p>569.749</text:p>
          </table:table-cell>
          <table:table-cell office:value-type="percentage" office:value="0.98109441941838516" table:style-name="ce47">
            <text:p>98,1%</text:p>
          </table:table-cell>
          <table:table-cell office:value-type="float" office:value="714376" table:style-name="ce46">
            <text:p>714.376</text:p>
          </table:table-cell>
          <table:table-cell office:value-type="percentage" office:value="0.94954634510735925" table:style-name="ce47">
            <text:p>95,0%</text:p>
          </table:table-cell>
          <table:table-cell office:value-type="float" office:value="751634" table:style-name="ce46">
            <text:p>751.634</text:p>
          </table:table-cell>
          <table:table-cell office:value-type="percentage" office:value="0.88262634043692489" table:style-name="ce47">
            <text:p>88,3%</text:p>
          </table:table-cell>
          <table:table-cell office:value-type="float" office:value="507292" table:style-name="ce46">
            <text:p>507.292</text:p>
          </table:table-cell>
          <table:table-cell office:value-type="percentage" office:value="0.78194213876031005" table:style-name="ce47">
            <text:p>78,2%</text:p>
          </table:table-cell>
          <table:table-cell office:value-type="float" office:value="422227" table:style-name="ce46">
            <text:p>422.227</text:p>
          </table:table-cell>
          <table:table-cell office:value-type="percentage" office:value="0.81806961865900962" table:style-name="ce47">
            <text:p>81,8%</text:p>
          </table:table-cell>
          <table:table-cell office:value-type="float" office:value="367476" table:style-name="ce46">
            <text:p>367.476</text:p>
          </table:table-cell>
          <table:table-cell office:value-type="percentage" office:value="0.86560463193500592" table:style-name="ce47">
            <text:p>86,6%</text:p>
          </table:table-cell>
          <table:table-cell office:value-type="float" office:value="4064301" table:style-name="ce46">
            <text:p>4.064.301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550030645261548" table:style-name="ce47">
            <text:p>90,6%</text:p>
          </table:table-cell>
          <table:table-cell office:value-type="percentage" office:value="0.80364194470902073" table:style-name="ce47">
            <text:p>80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251" table:style-name="ce46">
            <text:p>78.251</text:p>
          </table:table-cell>
          <table:table-cell office:value-type="percentage" office:value="1" table:style-name="ce47">
            <text:p>100,0%</text:p>
          </table:table-cell>
          <table:table-cell office:value-type="float" office:value="95910" table:style-name="ce46">
            <text:p>95.910</text:p>
          </table:table-cell>
          <table:table-cell office:value-type="percentage" office:value="1" table:style-name="ce47">
            <text:p>100,0%</text:p>
          </table:table-cell>
          <table:table-cell office:value-type="float" office:value="132818" table:style-name="ce46">
            <text:p>132.818</text:p>
          </table:table-cell>
          <table:table-cell office:value-type="percentage" office:value="1" table:style-name="ce47">
            <text:p>100,0%</text:p>
          </table:table-cell>
          <table:table-cell office:value-type="float" office:value="161410" table:style-name="ce46">
            <text:p>161.410</text:p>
          </table:table-cell>
          <table:table-cell office:value-type="percentage" office:value="0.9538696104387292" table:style-name="ce47">
            <text:p>95,4%</text:p>
          </table:table-cell>
          <table:table-cell office:value-type="float" office:value="146129" table:style-name="ce46">
            <text:p>146.129</text:p>
          </table:table-cell>
          <table:table-cell office:value-type="percentage" office:value="0.91620374434147989" table:style-name="ce47">
            <text:p>91,6%</text:p>
          </table:table-cell>
          <table:table-cell office:value-type="float" office:value="112828" table:style-name="ce46">
            <text:p>112.828</text:p>
          </table:table-cell>
          <table:table-cell office:value-type="percentage" office:value="0.84528652447201436" table:style-name="ce47">
            <text:p>84,5%</text:p>
          </table:table-cell>
          <table:table-cell office:value-type="float" office:value="92752" table:style-name="ce46">
            <text:p>92.752</text:p>
          </table:table-cell>
          <table:table-cell office:value-type="percentage" office:value="0.81849629368160959" table:style-name="ce47">
            <text:p>81,8%</text:p>
          </table:table-cell>
          <table:table-cell office:value-type="float" office:value="75705" table:style-name="ce46">
            <text:p>75.705</text:p>
          </table:table-cell>
          <table:table-cell office:value-type="percentage" office:value="0.89327433628318587" table:style-name="ce47">
            <text:p>89,3%</text:p>
          </table:table-cell>
          <table:table-cell office:value-type="float" office:value="895803" table:style-name="ce46">
            <text:p>895.803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955132850938239" table:style-name="ce47">
            <text:p>94,0%</text:p>
          </table:table-cell>
          <table:table-cell office:value-type="percentage" office:value="0.84193039952555815" table:style-name="ce47">
            <text:p>84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240" table:style-name="ce46">
            <text:p>242.240</text:p>
          </table:table-cell>
          <table:table-cell office:value-type="percentage" office:value="1" table:style-name="ce47">
            <text:p>100,0%</text:p>
          </table:table-cell>
          <table:table-cell office:value-type="float" office:value="291243" table:style-name="ce46">
            <text:p>291.243</text:p>
          </table:table-cell>
          <table:table-cell office:value-type="percentage" office:value="1" table:style-name="ce47">
            <text:p>100,0%</text:p>
          </table:table-cell>
          <table:table-cell office:value-type="float" office:value="345760" table:style-name="ce46">
            <text:p>345.760</text:p>
          </table:table-cell>
          <table:table-cell office:value-type="percentage" office:value="0.99663617994563702" table:style-name="ce47">
            <text:p>99,7%</text:p>
          </table:table-cell>
          <table:table-cell office:value-type="float" office:value="390571" table:style-name="ce46">
            <text:p>390.571</text:p>
          </table:table-cell>
          <table:table-cell office:value-type="percentage" office:value="0.96226061805074792" table:style-name="ce47">
            <text:p>96,2%</text:p>
          </table:table-cell>
          <table:table-cell office:value-type="float" office:value="407372" table:style-name="ce46">
            <text:p>407.372</text:p>
          </table:table-cell>
          <table:table-cell office:value-type="percentage" office:value="0.9191170995959127" table:style-name="ce47">
            <text:p>91,9%</text:p>
          </table:table-cell>
          <table:table-cell office:value-type="float" office:value="262716" table:style-name="ce46">
            <text:p>262.716</text:p>
          </table:table-cell>
          <table:table-cell office:value-type="percentage" office:value="0.8123361203186068" table:style-name="ce47">
            <text:p>81,2%</text:p>
          </table:table-cell>
          <table:table-cell office:value-type="float" office:value="197922" table:style-name="ce46">
            <text:p>197.922</text:p>
          </table:table-cell>
          <table:table-cell office:value-type="percentage" office:value="0.85687567375671592" table:style-name="ce47">
            <text:p>85,7%</text:p>
          </table:table-cell>
          <table:table-cell office:value-type="float" office:value="167304" table:style-name="ce46">
            <text:p>167.304</text:p>
          </table:table-cell>
          <table:table-cell office:value-type="percentage" office:value="0.92943052214636102" table:style-name="ce47">
            <text:p>92,9%</text:p>
          </table:table-cell>
          <table:table-cell office:value-type="float" office:value="2305128" table:style-name="ce46">
            <text:p>2.305.128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914476163547966" table:style-name="ce47">
            <text:p>93,9%</text:p>
          </table:table-cell>
          <table:table-cell office:value-type="percentage" office:value="0.85317632306235169" table:style-name="ce47">
            <text:p>85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59" table:style-name="ce46">
            <text:p>23.359</text:p>
          </table:table-cell>
          <table:table-cell office:value-type="percentage" office:value="1" table:style-name="ce47">
            <text:p>100,0%</text:p>
          </table:table-cell>
          <table:table-cell office:value-type="float" office:value="28658" table:style-name="ce46">
            <text:p>28.658</text:p>
          </table:table-cell>
          <table:table-cell office:value-type="percentage" office:value="1" table:style-name="ce47">
            <text:p>100,0%</text:p>
          </table:table-cell>
          <table:table-cell office:value-type="float" office:value="38012" table:style-name="ce46">
            <text:p>38.012</text:p>
          </table:table-cell>
          <table:table-cell office:value-type="percentage" office:value="1" table:style-name="ce47">
            <text:p>100,0%</text:p>
          </table:table-cell>
          <table:table-cell office:value-type="float" office:value="45342" table:style-name="ce46">
            <text:p>45.342</text:p>
          </table:table-cell>
          <table:table-cell office:value-type="percentage" office:value="0.9512839879154078" table:style-name="ce47">
            <text:p>95,1%</text:p>
          </table:table-cell>
          <table:table-cell office:value-type="float" office:value="47418" table:style-name="ce46">
            <text:p>47.418</text:p>
          </table:table-cell>
          <table:table-cell office:value-type="percentage" office:value="0.89557482010312195" table:style-name="ce47">
            <text:p>89,6%</text:p>
          </table:table-cell>
          <table:table-cell office:value-type="float" office:value="30841" table:style-name="ce46">
            <text:p>30.841</text:p>
          </table:table-cell>
          <table:table-cell office:value-type="percentage" office:value="0.78437905338386027" table:style-name="ce47">
            <text:p>78,4%</text:p>
          </table:table-cell>
          <table:table-cell office:value-type="float" office:value="23699" table:style-name="ce46">
            <text:p>23.699</text:p>
          </table:table-cell>
          <table:table-cell office:value-type="percentage" office:value="0.778087858690656" table:style-name="ce47">
            <text:p>77,8%</text:p>
          </table:table-cell>
          <table:table-cell office:value-type="float" office:value="21530" table:style-name="ce46">
            <text:p>21.530</text:p>
          </table:table-cell>
          <table:table-cell office:value-type="percentage" office:value="0.84325552248159175" table:style-name="ce47">
            <text:p>84,3%</text:p>
          </table:table-cell>
          <table:table-cell office:value-type="float" office:value="258859" table:style-name="ce46">
            <text:p>258.859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115716448920661" table:style-name="ce47">
            <text:p>91,2%</text:p>
          </table:table-cell>
          <table:table-cell office:value-type="percentage" office:value="0.80915183455553685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3764" table:style-name="ce46">
            <text:p>373.764</text:p>
          </table:table-cell>
          <table:table-cell office:value-type="percentage" office:value="1" table:style-name="ce47">
            <text:p>100,0%</text:p>
          </table:table-cell>
          <table:table-cell office:value-type="float" office:value="510707" table:style-name="ce46">
            <text:p>510.707</text:p>
          </table:table-cell>
          <table:table-cell office:value-type="percentage" office:value="0.97077636333568407" table:style-name="ce47">
            <text:p>97,1%</text:p>
          </table:table-cell>
          <table:table-cell office:value-type="float" office:value="687901" table:style-name="ce46">
            <text:p>687.901</text:p>
          </table:table-cell>
          <table:table-cell office:value-type="percentage" office:value="0.97807266362681156" table:style-name="ce47">
            <text:p>97,8%</text:p>
          </table:table-cell>
          <table:table-cell office:value-type="float" office:value="938363" table:style-name="ce46">
            <text:p>938.363</text:p>
          </table:table-cell>
          <table:table-cell office:value-type="percentage" office:value="0.9646169803543031" table:style-name="ce47">
            <text:p>96,5%</text:p>
          </table:table-cell>
          <table:table-cell office:value-type="float" office:value="1026350" table:style-name="ce46">
            <text:p>1.026.350</text:p>
          </table:table-cell>
          <table:table-cell office:value-type="percentage" office:value="0.88025345398813526" table:style-name="ce47">
            <text:p>88,0%</text:p>
          </table:table-cell>
          <table:table-cell office:value-type="float" office:value="738271" table:style-name="ce46">
            <text:p>738.271</text:p>
          </table:table-cell>
          <table:table-cell office:value-type="percentage" office:value="0.77742197043090011" table:style-name="ce47">
            <text:p>77,7%</text:p>
          </table:table-cell>
          <table:table-cell office:value-type="float" office:value="589096" table:style-name="ce46">
            <text:p>589.096</text:p>
          </table:table-cell>
          <table:table-cell office:value-type="percentage" office:value="0.79342200074076563" table:style-name="ce47">
            <text:p>79,3%</text:p>
          </table:table-cell>
          <table:table-cell office:value-type="float" office:value="446438" table:style-name="ce46">
            <text:p>446.438</text:p>
          </table:table-cell>
          <table:table-cell office:value-type="percentage" office:value="0.80651152035437235" table:style-name="ce47">
            <text:p>80,7%</text:p>
          </table:table-cell>
          <table:table-cell office:value-type="float" office:value="5310890" table:style-name="ce46">
            <text:p>5.310.890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841518403422448" table:style-name="ce47">
            <text:p>88,8%</text:p>
          </table:table-cell>
          <table:table-cell office:value-type="percentage" office:value="0.78333004910995585" table:style-name="ce47">
            <text:p>78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948" table:style-name="ce46">
            <text:p>73.948</text:p>
          </table:table-cell>
          <table:table-cell office:value-type="percentage" office:value="1" table:style-name="ce47">
            <text:p>100,0%</text:p>
          </table:table-cell>
          <table:table-cell office:value-type="float" office:value="103245" table:style-name="ce46">
            <text:p>103.245</text:p>
          </table:table-cell>
          <table:table-cell office:value-type="percentage" office:value="1" table:style-name="ce47">
            <text:p>100,0%</text:p>
          </table:table-cell>
          <table:table-cell office:value-type="float" office:value="148104" table:style-name="ce46">
            <text:p>148.104</text:p>
          </table:table-cell>
          <table:table-cell office:value-type="percentage" office:value="1" table:style-name="ce47">
            <text:p>100,0%</text:p>
          </table:table-cell>
          <table:table-cell office:value-type="float" office:value="207111" table:style-name="ce46">
            <text:p>207.111</text:p>
          </table:table-cell>
          <table:table-cell office:value-type="percentage" office:value="0.97118486701429263" table:style-name="ce47">
            <text:p>97,1%</text:p>
          </table:table-cell>
          <table:table-cell office:value-type="float" office:value="230868" table:style-name="ce46">
            <text:p>230.868</text:p>
          </table:table-cell>
          <table:table-cell office:value-type="percentage" office:value="0.90836766250781997" table:style-name="ce47">
            <text:p>90,8%</text:p>
          </table:table-cell>
          <table:table-cell office:value-type="float" office:value="165702" table:style-name="ce46">
            <text:p>165.702</text:p>
          </table:table-cell>
          <table:table-cell office:value-type="percentage" office:value="0.79282115567719125" table:style-name="ce47">
            <text:p>79,3%</text:p>
          </table:table-cell>
          <table:table-cell office:value-type="float" office:value="138839" table:style-name="ce46">
            <text:p>138.839</text:p>
          </table:table-cell>
          <table:table-cell office:value-type="percentage" office:value="0.80604128930379448" table:style-name="ce47">
            <text:p>80,6%</text:p>
          </table:table-cell>
          <table:table-cell office:value-type="float" office:value="117600" table:style-name="ce46">
            <text:p>117.600</text:p>
          </table:table-cell>
          <table:table-cell office:value-type="percentage" office:value="0.82878768658294222" table:style-name="ce47">
            <text:p>82,9%</text:p>
          </table:table-cell>
          <table:table-cell office:value-type="float" office:value="1185417" table:style-name="ce46">
            <text:p>1.185.417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0480384875780162" table:style-name="ce47">
            <text:p>90,5%</text:p>
          </table:table-cell>
          <table:table-cell office:value-type="percentage" office:value="0.78439451818394168" table:style-name="ce47">
            <text:p>78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499" table:style-name="ce46">
            <text:p>42.499</text:p>
          </table:table-cell>
          <table:table-cell office:value-type="percentage" office:value="1" table:style-name="ce47">
            <text:p>100,0%</text:p>
          </table:table-cell>
          <table:table-cell office:value-type="float" office:value="55886" table:style-name="ce46">
            <text:p>55.886</text:p>
          </table:table-cell>
          <table:table-cell office:value-type="percentage" office:value="1" table:style-name="ce47">
            <text:p>100,0%</text:p>
          </table:table-cell>
          <table:table-cell office:value-type="float" office:value="72170" table:style-name="ce46">
            <text:p>72.170</text:p>
          </table:table-cell>
          <table:table-cell office:value-type="percentage" office:value="0.97733058880884027" table:style-name="ce47">
            <text:p>97,7%</text:p>
          </table:table-cell>
          <table:table-cell office:value-type="float" office:value="91462" table:style-name="ce46">
            <text:p>91.462</text:p>
          </table:table-cell>
          <table:table-cell office:value-type="percentage" office:value="0.94589116180941946" table:style-name="ce47">
            <text:p>94,6%</text:p>
          </table:table-cell>
          <table:table-cell office:value-type="float" office:value="95082" table:style-name="ce46">
            <text:p>95.082</text:p>
          </table:table-cell>
          <table:table-cell office:value-type="percentage" office:value="0.88037258569285759" table:style-name="ce47">
            <text:p>88,0%</text:p>
          </table:table-cell>
          <table:table-cell office:value-type="float" office:value="63687" table:style-name="ce46">
            <text:p>63.687</text:p>
          </table:table-cell>
          <table:table-cell office:value-type="percentage" office:value="0.78296308134888926" table:style-name="ce47">
            <text:p>78,3%</text:p>
          </table:table-cell>
          <table:table-cell office:value-type="float" office:value="56443" table:style-name="ce46">
            <text:p>56.443</text:p>
          </table:table-cell>
          <table:table-cell office:value-type="percentage" office:value="0.82849677807624" table:style-name="ce47">
            <text:p>82,8%</text:p>
          </table:table-cell>
          <table:table-cell office:value-type="float" office:value="48165" table:style-name="ce46">
            <text:p>48.165</text:p>
          </table:table-cell>
          <table:table-cell office:value-type="percentage" office:value="0.85417110023409237" table:style-name="ce47">
            <text:p>85,4%</text:p>
          </table:table-cell>
          <table:table-cell office:value-type="float" office:value="525394" table:style-name="ce46">
            <text:p>525.394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374195412777758" table:style-name="ce47">
            <text:p>90,4%</text:p>
          </table:table-cell>
          <table:table-cell office:value-type="percentage" office:value="0.7946103808698467" table:style-name="ce47">
            <text:p>79,5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152" table:style-name="ce46">
            <text:p>164.152</text:p>
          </table:table-cell>
          <table:table-cell office:value-type="percentage" office:value="1" table:style-name="ce47">
            <text:p>100,0%</text:p>
          </table:table-cell>
          <table:table-cell office:value-type="float" office:value="213696" table:style-name="ce46">
            <text:p>213.696</text:p>
          </table:table-cell>
          <table:table-cell office:value-type="percentage" office:value="1" table:style-name="ce47">
            <text:p>100,0%</text:p>
          </table:table-cell>
          <table:table-cell office:value-type="float" office:value="278391" table:style-name="ce46">
            <text:p>278.391</text:p>
          </table:table-cell>
          <table:table-cell office:value-type="percentage" office:value="0.9938311931714735" table:style-name="ce47">
            <text:p>99,4%</text:p>
          </table:table-cell>
          <table:table-cell office:value-type="float" office:value="323438" table:style-name="ce46">
            <text:p>323.438</text:p>
          </table:table-cell>
          <table:table-cell office:value-type="percentage" office:value="0.95135259149883666" table:style-name="ce47">
            <text:p>95,1%</text:p>
          </table:table-cell>
          <table:table-cell office:value-type="float" office:value="319665" table:style-name="ce46">
            <text:p>319.665</text:p>
          </table:table-cell>
          <table:table-cell office:value-type="percentage" office:value="0.8827281689324088" table:style-name="ce47">
            <text:p>88,3%</text:p>
          </table:table-cell>
          <table:table-cell office:value-type="float" office:value="201269" table:style-name="ce46">
            <text:p>201.269</text:p>
          </table:table-cell>
          <table:table-cell office:value-type="percentage" office:value="0.77249820567046512" table:style-name="ce47">
            <text:p>77,2%</text:p>
          </table:table-cell>
          <table:table-cell office:value-type="float" office:value="161158" table:style-name="ce46">
            <text:p>161.158</text:p>
          </table:table-cell>
          <table:table-cell office:value-type="percentage" office:value="0.79965663362013362" table:style-name="ce47">
            <text:p>80,0%</text:p>
          </table:table-cell>
          <table:table-cell office:value-type="float" office:value="143740" table:style-name="ce46">
            <text:p>143.740</text:p>
          </table:table-cell>
          <table:table-cell office:value-type="percentage" office:value="0.85252007639111305" table:style-name="ce47">
            <text:p>85,3%</text:p>
          </table:table-cell>
          <table:table-cell office:value-type="float" office:value="1805509" table:style-name="ce46">
            <text:p>1.805.509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006092412937267" table:style-name="ce47">
            <text:p>91,0%</text:p>
          </table:table-cell>
          <table:table-cell office:value-type="percentage" office:value="0.81310774490836313" table:style-name="ce47">
            <text:p>81,3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98" table:style-name="ce46">
            <text:p>2.398</text:p>
          </table:table-cell>
          <table:table-cell office:value-type="percentage" office:value="0.92053742802303262" table:style-name="ce47">
            <text:p>92,1%</text:p>
          </table:table-cell>
          <table:table-cell office:value-type="float" office:value="3890" table:style-name="ce46">
            <text:p>3.890</text:p>
          </table:table-cell>
          <table:table-cell office:value-type="percentage" office:value="0.90088003705419173" table:style-name="ce47">
            <text:p>90,1%</text:p>
          </table:table-cell>
          <table:table-cell office:value-type="float" office:value="7653" table:style-name="ce46">
            <text:p>7.653</text:p>
          </table:table-cell>
          <table:table-cell office:value-type="percentage" office:value="0.97403589156166481" table:style-name="ce47">
            <text:p>97,4%</text:p>
          </table:table-cell>
          <table:table-cell office:value-type="float" office:value="10565" table:style-name="ce46">
            <text:p>10.565</text:p>
          </table:table-cell>
          <table:table-cell office:value-type="percentage" office:value="0.9142436829352717" table:style-name="ce47">
            <text:p>91,4%</text:p>
          </table:table-cell>
          <table:table-cell office:value-type="float" office:value="11109" table:style-name="ce46">
            <text:p>11.109</text:p>
          </table:table-cell>
          <table:table-cell office:value-type="percentage" office:value="0.87873754152823924" table:style-name="ce47">
            <text:p>87,9%</text:p>
          </table:table-cell>
          <table:table-cell office:value-type="float" office:value="9174" table:style-name="ce46">
            <text:p>9.174</text:p>
          </table:table-cell>
          <table:table-cell office:value-type="percentage" office:value="0.77131326719354298" table:style-name="ce47">
            <text:p>77,1%</text:p>
          </table:table-cell>
          <table:table-cell office:value-type="float" office:value="9072" table:style-name="ce46">
            <text:p>9.072</text:p>
          </table:table-cell>
          <table:table-cell office:value-type="percentage" office:value="0.82720889942554943" table:style-name="ce47">
            <text:p>82,7%</text:p>
          </table:table-cell>
          <table:table-cell office:value-type="float" office:value="8269" table:style-name="ce46">
            <text:p>8.269</text:p>
          </table:table-cell>
          <table:table-cell office:value-type="percentage" office:value="0.90609248301555989" table:style-name="ce47">
            <text:p>90,6%</text:p>
          </table:table-cell>
          <table:table-cell office:value-type="float" office:value="62130" table:style-name="ce46">
            <text:p>62.130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7550200803212852" table:style-name="ce47">
            <text:p>87,6%</text:p>
          </table:table-cell>
          <table:table-cell office:value-type="percentage" office:value="0.73786845918149213" table:style-name="ce47">
            <text:p>73,8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11" table:style-name="ce46">
            <text:p>2.011</text:p>
          </table:table-cell>
          <table:table-cell office:value-type="percentage" office:value="0.85610898254576417" table:style-name="ce47">
            <text:p>85,6%</text:p>
          </table:table-cell>
          <table:table-cell office:value-type="float" office:value="3314" table:style-name="ce46">
            <text:p>3.314</text:p>
          </table:table-cell>
          <table:table-cell office:value-type="percentage" office:value="0.88420490928495199" table:style-name="ce47">
            <text:p>88,4%</text:p>
          </table:table-cell>
          <table:table-cell office:value-type="float" office:value="7164" table:style-name="ce46">
            <text:p>7.164</text:p>
          </table:table-cell>
          <table:table-cell office:value-type="percentage" office:value="0.91529321579149103" table:style-name="ce47">
            <text:p>91,5%</text:p>
          </table:table-cell>
          <table:table-cell office:value-type="float" office:value="9670" table:style-name="ce46">
            <text:p>9.670</text:p>
          </table:table-cell>
          <table:table-cell office:value-type="percentage" office:value="0.855827949376051" table:style-name="ce47">
            <text:p>85,6%</text:p>
          </table:table-cell>
          <table:table-cell office:value-type="float" office:value="10032" table:style-name="ce46">
            <text:p>10.032</text:p>
          </table:table-cell>
          <table:table-cell office:value-type="percentage" office:value="0.83586068988501916" table:style-name="ce47">
            <text:p>83,6%</text:p>
          </table:table-cell>
          <table:table-cell office:value-type="float" office:value="8560" table:style-name="ce46">
            <text:p>8.560</text:p>
          </table:table-cell>
          <table:table-cell office:value-type="percentage" office:value="0.70551388774416879" table:style-name="ce47">
            <text:p>70,6%</text:p>
          </table:table-cell>
          <table:table-cell office:value-type="float" office:value="8598" table:style-name="ce46">
            <text:p>8.598</text:p>
          </table:table-cell>
          <table:table-cell office:value-type="percentage" office:value="0.7167986661108795" table:style-name="ce47">
            <text:p>71,7%</text:p>
          </table:table-cell>
          <table:table-cell office:value-type="float" office:value="7630" table:style-name="ce46">
            <text:p>7.630</text:p>
          </table:table-cell>
          <table:table-cell office:value-type="percentage" office:value="0.79695007311468558" table:style-name="ce47">
            <text:p>79,7%</text:p>
          </table:table-cell>
          <table:table-cell office:value-type="float" office:value="56979" table:style-name="ce46">
            <text:p>56.979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0334710335979242" table:style-name="ce47">
            <text:p>80,3%</text:p>
          </table:table-cell>
          <table:table-cell office:value-type="percentage" office:value="0.65435941017042587" table:style-name="ce47">
            <text:p>65,4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18" table:style-name="ce46">
            <text:p>18</text:p>
          </table:table-cell>
          <table:table-cell office:value-type="string" table:style-name="ce47">
            <text:p>-</text:p>
          </table:table-cell>
          <table:table-cell office:value-type="float" office:value="3532" table:style-name="ce46">
            <text:p>3.532</text:p>
          </table:table-cell>
          <table:table-cell office:value-type="string" table:style-name="ce47">
            <text:p>-</text:p>
          </table:table-cell>
          <table:table-cell office:value-type="float" office:value="9508" table:style-name="ce46">
            <text:p>9.508</text:p>
          </table:table-cell>
          <table:table-cell office:value-type="string" table:style-name="ce47">
            <text:p>-</text:p>
          </table:table-cell>
          <table:table-cell office:value-type="float" office:value="21993" table:style-name="ce46">
            <text:p>21.993</text:p>
          </table:table-cell>
          <table:table-cell office:value-type="string" table:style-name="ce47">
            <text:p>-</text:p>
          </table:table-cell>
          <table:table-cell office:value-type="float" office:value="31831" table:style-name="ce46">
            <text:p>31.831</text:p>
          </table:table-cell>
          <table:table-cell office:value-type="string" table:style-name="ce47">
            <text:p>-</text:p>
          </table:table-cell>
          <table:table-cell office:value-type="float" office:value="24556" table:style-name="ce46">
            <text:p>24.556</text:p>
          </table:table-cell>
          <table:table-cell office:value-type="string" table:style-name="ce47">
            <text:p>-</text:p>
          </table:table-cell>
          <table:table-cell office:value-type="float" office:value="1174" table:style-name="ce46">
            <text:p>1.174</text:p>
          </table:table-cell>
          <table:table-cell office:value-type="string" table:style-name="ce47">
            <text:p>-</text:p>
          </table:table-cell>
          <table:table-cell office:value-type="float" office:value="92644" table:style-name="ce46">
            <text:p>92.644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6" table:style-name="ce49">
            <text:p>26</text:p>
          </table:table-cell>
          <table:table-cell office:value-type="string" table:style-name="ce50">
            <text:p>-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218" table:style-name="ce49">
            <text:p>218</text:p>
          </table:table-cell>
          <table:table-cell office:value-type="string" table:style-name="ce50">
            <text:p>-</text:p>
          </table:table-cell>
          <table:table-cell office:value-type="float" office:value="655" table:style-name="ce49">
            <text:p>655</text:p>
          </table:table-cell>
          <table:table-cell office:value-type="string" table:style-name="ce50">
            <text:p>-</text:p>
          </table:table-cell>
          <table:table-cell office:value-type="float" office:value="1269" table:style-name="ce49">
            <text:p>1.269</text:p>
          </table:table-cell>
          <table:table-cell office:value-type="string" table:style-name="ce50">
            <text:p>-</text:p>
          </table:table-cell>
          <table:table-cell office:value-type="float" office:value="1446" table:style-name="ce49">
            <text:p>1.446</text:p>
          </table:table-cell>
          <table:table-cell office:value-type="string" table:style-name="ce50">
            <text:p>-</text:p>
          </table:table-cell>
          <table:table-cell office:value-type="float" office:value="1219" table:style-name="ce49">
            <text:p>1.219</text:p>
          </table:table-cell>
          <table:table-cell office:value-type="string" table:style-name="ce50">
            <text:p>-</text:p>
          </table:table-cell>
          <table:table-cell office:value-type="float" office:value="169" table:style-name="ce49">
            <text:p>169</text:p>
          </table:table-cell>
          <table:table-cell office:value-type="string" table:style-name="ce50">
            <text:p>-</text:p>
          </table:table-cell>
          <table:table-cell office:value-type="float" office:value="5035" table:style-name="ce49">
            <text:p>5.035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8"/>
          <table:table-cell table:number-columns-repeated="16339" table:style-name="ce51"/>
        </table:table-row>
        <table:table-row table:style-name="ro8">
          <table:table-cell office:value-type="string" table:style-name="ce52">
            <text:p>Total España</text:p>
          </table:table-cell>
          <table:table-cell office:value-type="float" office:value="2936984" table:style-name="ce53">
            <text:p>2.936.984</text:p>
          </table:table-cell>
          <table:table-cell office:value-type="percentage" office:value="1" table:style-name="ce54">
            <text:p>100,0%</text:p>
          </table:table-cell>
          <table:table-cell office:value-type="float" office:value="3941753" table:style-name="ce53">
            <text:p>3.941.753</text:p>
          </table:table-cell>
          <table:table-cell office:value-type="percentage" office:value="0.99538086057102881" table:style-name="ce54">
            <text:p>99,5%</text:p>
          </table:table-cell>
          <table:table-cell office:value-type="float" office:value="5274164" table:style-name="ce53">
            <text:p>5.274.164</text:p>
          </table:table-cell>
          <table:table-cell office:value-type="percentage" office:value="0.98822893670697276" table:style-name="ce54">
            <text:p>98,8%</text:p>
          </table:table-cell>
          <table:table-cell office:value-type="float" office:value="6670504" table:style-name="ce53">
            <text:p>6.670.504</text:p>
          </table:table-cell>
          <table:table-cell office:value-type="percentage" office:value="0.94841657678480074" table:style-name="ce54">
            <text:p>94,8%</text:p>
          </table:table-cell>
          <table:table-cell office:value-type="float" office:value="6954977" table:style-name="ce53">
            <text:p>6.954.977</text:p>
          </table:table-cell>
          <table:table-cell office:value-type="percentage" office:value="0.88129862918645163" table:style-name="ce54">
            <text:p>88,1%</text:p>
          </table:table-cell>
          <table:table-cell office:value-type="float" office:value="4865397" table:style-name="ce53">
            <text:p>4.865.397</text:p>
          </table:table-cell>
          <table:table-cell office:value-type="percentage" office:value="0.78091208546220847" table:style-name="ce54">
            <text:p>78,1%</text:p>
          </table:table-cell>
          <table:table-cell office:value-type="float" office:value="3944860" table:style-name="ce53">
            <text:p>3.944.860</text:p>
          </table:table-cell>
          <table:table-cell office:value-type="percentage" office:value="0.79780530028475283" table:style-name="ce54">
            <text:p>79,8%</text:p>
          </table:table-cell>
          <table:table-cell office:value-type="float" office:value="3279814" table:style-name="ce53">
            <text:p>3.279.814</text:p>
          </table:table-cell>
          <table:table-cell office:value-type="percentage" office:value="0.84342474553100966" table:style-name="ce54">
            <text:p>84,3%</text:p>
          </table:table-cell>
          <table:table-cell office:value-type="float" office:value="37868453" table:style-name="ce53">
            <text:p>37.868.453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9906478010937696" table:style-name="ce54">
            <text:p>89,9%</text:p>
          </table:table-cell>
          <table:table-cell office:value-type="percentage" office:value="0.79805729282301807" table:style-name="ce54">
            <text:p>79,8%</text:p>
          </table:table-cell>
          <table:table-cell table:number-columns-repeated="16363" table:style-name="ce28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4"/>
          <table:covered-table-cell table:number-columns-repeated="6"/>
          <table:table-cell table:style-name="ce28"/>
          <table:table-cell table:style-name="ce55"/>
          <table:table-cell table:style-name="ce28"/>
          <table:table-cell table:style-name="ce55"/>
          <table:table-cell table:style-name="ce51"/>
          <table:table-cell table:style-name="ce55"/>
          <table:table-cell table:style-name="ce28"/>
          <table:table-cell table:style-name="ce55"/>
          <table:table-cell table:number-columns-repeated="2" table:style-name="ce28"/>
          <table:table-cell table:style-name="ce55"/>
          <table:table-cell table:number-columns-repeated="16366" table:style-name="ce28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8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8"/>
        <table:table-column table:style-name="co4" table:default-cell-style-name="ce55"/>
        <table:table-column table:style-name="co4" table:number-columns-repeated="2" table:default-cell-style-name="ce28"/>
        <table:table-column table:style-name="co4" table:default-cell-style-name="ce55"/>
        <table:table-column table:style-name="co4" table:number-columns-repeated="3" table:default-cell-style-name="ce28"/>
        <table:table-column table:style-name="co3" table:number-columns-repeated="20" table:default-cell-style-name="ce28"/>
        <table:table-column table:style-name="co4" table:number-columns-repeated="16343" table:default-cell-style-name="ce28"/>
        <table:table-row table:style-name="ro1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7532" table:style-name="ce43">
            <text:p>427.532</text:p>
          </table:table-cell>
          <table:table-cell office:value-type="percentage" office:value="1" table:style-name="ce44">
            <text:p>100,0%</text:p>
          </table:table-cell>
          <table:table-cell office:value-type="float" office:value="648773" table:style-name="ce43">
            <text:p>648.773</text:p>
          </table:table-cell>
          <table:table-cell office:value-type="percentage" office:value="0.99752760305113464" table:style-name="ce44">
            <text:p>99,8%</text:p>
          </table:table-cell>
          <table:table-cell office:value-type="float" office:value="917558" table:style-name="ce43">
            <text:p>917.558</text:p>
          </table:table-cell>
          <table:table-cell office:value-type="percentage" office:value="1.0015401458499564" table:style-name="ce44">
            <text:p>100,2%</text:p>
          </table:table-cell>
          <table:table-cell office:value-type="float" office:value="1199243" table:style-name="ce43">
            <text:p>1.199.243</text:p>
          </table:table-cell>
          <table:table-cell office:value-type="percentage" office:value="0.94800244422819857" table:style-name="ce44">
            <text:p>94,8%</text:p>
          </table:table-cell>
          <table:table-cell office:value-type="float" office:value="1227186" table:style-name="ce43">
            <text:p>1.227.186</text:p>
          </table:table-cell>
          <table:table-cell office:value-type="percentage" office:value="0.88598194805626107" table:style-name="ce44">
            <text:p>88,6%</text:p>
          </table:table-cell>
          <table:table-cell office:value-type="float" office:value="893317" table:style-name="ce43">
            <text:p>893.317</text:p>
          </table:table-cell>
          <table:table-cell office:value-type="percentage" office:value="0.78346227077828168" table:style-name="ce44">
            <text:p>78,3%</text:p>
          </table:table-cell>
          <table:table-cell office:value-type="float" office:value="720002" table:style-name="ce43">
            <text:p>720.002</text:p>
          </table:table-cell>
          <table:table-cell office:value-type="percentage" office:value="0.77530279797388102" table:style-name="ce44">
            <text:p>77,5%</text:p>
          </table:table-cell>
          <table:table-cell office:value-type="float" office:value="628596" table:style-name="ce43">
            <text:p>628.596</text:p>
          </table:table-cell>
          <table:table-cell office:value-type="percentage" office:value="0.83489195876781597" table:style-name="ce44">
            <text:p>83,5%</text:p>
          </table:table-cell>
          <table:table-cell office:value-type="float" office:value="6662207" table:style-name="ce43">
            <text:p>6.662.207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89401896812589954" table:style-name="ce44">
            <text:p>89,4%</text:p>
          </table:table-cell>
          <table:table-cell office:value-type="percentage" office:value="0.78708453547447066" table:style-name="ce44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99883" table:style-name="ce46">
            <text:p>99.883</text:p>
          </table:table-cell>
          <table:table-cell office:value-type="percentage" office:value="1" table:style-name="ce47">
            <text:p>100,0%</text:p>
          </table:table-cell>
          <table:table-cell office:value-type="float" office:value="118457" table:style-name="ce46">
            <text:p>118.457</text:p>
          </table:table-cell>
          <table:table-cell office:value-type="percentage" office:value="0.99581354293640456" table:style-name="ce47">
            <text:p>99,6%</text:p>
          </table:table-cell>
          <table:table-cell office:value-type="float" office:value="152357" table:style-name="ce46">
            <text:p>152.357</text:p>
          </table:table-cell>
          <table:table-cell office:value-type="percentage" office:value="0.97435520282412524" table:style-name="ce47">
            <text:p>97,4%</text:p>
          </table:table-cell>
          <table:table-cell office:value-type="float" office:value="183652" table:style-name="ce46">
            <text:p>183.652</text:p>
          </table:table-cell>
          <table:table-cell office:value-type="percentage" office:value="0.92629094247122556" table:style-name="ce47">
            <text:p>92,6%</text:p>
          </table:table-cell>
          <table:table-cell office:value-type="float" office:value="184665" table:style-name="ce46">
            <text:p>184.665</text:p>
          </table:table-cell>
          <table:table-cell office:value-type="percentage" office:value="0.85913474735162343" table:style-name="ce47">
            <text:p>85,9%</text:p>
          </table:table-cell>
          <table:table-cell office:value-type="float" office:value="121190" table:style-name="ce46">
            <text:p>121.190</text:p>
          </table:table-cell>
          <table:table-cell office:value-type="percentage" office:value="0.73767697795308185" table:style-name="ce47">
            <text:p>73,8%</text:p>
          </table:table-cell>
          <table:table-cell office:value-type="float" office:value="99042" table:style-name="ce46">
            <text:p>99.042</text:p>
          </table:table-cell>
          <table:table-cell office:value-type="percentage" office:value="0.759518715347275" table:style-name="ce47">
            <text:p>76,0%</text:p>
          </table:table-cell>
          <table:table-cell office:value-type="float" office:value="84148" table:style-name="ce46">
            <text:p>84.148</text:p>
          </table:table-cell>
          <table:table-cell office:value-type="percentage" office:value="0.8161072263332978" table:style-name="ce47">
            <text:p>81,6%</text:p>
          </table:table-cell>
          <table:table-cell office:value-type="float" office:value="1043394" table:style-name="ce46">
            <text:p>1.043.394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8040170984884414" table:style-name="ce47">
            <text:p>88,0%</text:p>
          </table:table-cell>
          <table:table-cell office:value-type="percentage" office:value="0.78486615299787643" table:style-name="ce47">
            <text:p>78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137" table:style-name="ce46">
            <text:p>88.137</text:p>
          </table:table-cell>
          <table:table-cell office:value-type="percentage" office:value="1" table:style-name="ce47">
            <text:p>100,0%</text:p>
          </table:table-cell>
          <table:table-cell office:value-type="float" office:value="113898" table:style-name="ce46">
            <text:p>113.898</text:p>
          </table:table-cell>
          <table:table-cell office:value-type="percentage" office:value="1" table:style-name="ce47">
            <text:p>100,0%</text:p>
          </table:table-cell>
          <table:table-cell office:value-type="float" office:value="147188" table:style-name="ce46">
            <text:p>147.188</text:p>
          </table:table-cell>
          <table:table-cell office:value-type="percentage" office:value="0.9835351348461765" table:style-name="ce47">
            <text:p>98,4%</text:p>
          </table:table-cell>
          <table:table-cell office:value-type="float" office:value="152219" table:style-name="ce46">
            <text:p>152.219</text:p>
          </table:table-cell>
          <table:table-cell office:value-type="percentage" office:value="0.93589719942205418" table:style-name="ce47">
            <text:p>93,6%</text:p>
          </table:table-cell>
          <table:table-cell office:value-type="float" office:value="149379" table:style-name="ce46">
            <text:p>149.379</text:p>
          </table:table-cell>
          <table:table-cell office:value-type="percentage" office:value="0.89452252489625317" table:style-name="ce47">
            <text:p>89,5%</text:p>
          </table:table-cell>
          <table:table-cell office:value-type="float" office:value="88819" table:style-name="ce46">
            <text:p>88.819</text:p>
          </table:table-cell>
          <table:table-cell office:value-type="percentage" office:value="0.77604389651466565" table:style-name="ce47">
            <text:p>77,6%</text:p>
          </table:table-cell>
          <table:table-cell office:value-type="float" office:value="64289" table:style-name="ce46">
            <text:p>64.289</text:p>
          </table:table-cell>
          <table:table-cell office:value-type="percentage" office:value="0.81264299528510575" table:style-name="ce47">
            <text:p>81,3%</text:p>
          </table:table-cell>
          <table:table-cell office:value-type="float" office:value="58840" table:style-name="ce46">
            <text:p>58.840</text:p>
          </table:table-cell>
          <table:table-cell office:value-type="percentage" office:value="0.91937500000000005" table:style-name="ce47">
            <text:p>91,9%</text:p>
          </table:table-cell>
          <table:table-cell office:value-type="float" office:value="862769" table:style-name="ce46">
            <text:p>862.769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380774942795318" table:style-name="ce47">
            <text:p>92,4%</text:p>
          </table:table-cell>
          <table:table-cell office:value-type="percentage" office:value="0.84686155259603602" table:style-name="ce47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0834" table:style-name="ce46">
            <text:p>50.834</text:p>
          </table:table-cell>
          <table:table-cell office:value-type="percentage" office:value="1" table:style-name="ce47">
            <text:p>100,0%</text:p>
          </table:table-cell>
          <table:table-cell office:value-type="float" office:value="78725" table:style-name="ce46">
            <text:p>78.725</text:p>
          </table:table-cell>
          <table:table-cell office:value-type="percentage" office:value="0.97775597396790703" table:style-name="ce47">
            <text:p>97,8%</text:p>
          </table:table-cell>
          <table:table-cell office:value-type="float" office:value="109146" table:style-name="ce46">
            <text:p>109.146</text:p>
          </table:table-cell>
          <table:table-cell office:value-type="percentage" office:value="0.93103360032755844" table:style-name="ce47">
            <text:p>93,1%</text:p>
          </table:table-cell>
          <table:table-cell office:value-type="float" office:value="148153" table:style-name="ce46">
            <text:p>148.153</text:p>
          </table:table-cell>
          <table:table-cell office:value-type="percentage" office:value="0.8935807041140672" table:style-name="ce47">
            <text:p>89,4%</text:p>
          </table:table-cell>
          <table:table-cell office:value-type="float" office:value="164114" table:style-name="ce46">
            <text:p>164.114</text:p>
          </table:table-cell>
          <table:table-cell office:value-type="percentage" office:value="0.79600527714723623" table:style-name="ce47">
            <text:p>79,6%</text:p>
          </table:table-cell>
          <table:table-cell office:value-type="float" office:value="120658" table:style-name="ce46">
            <text:p>120.658</text:p>
          </table:table-cell>
          <table:table-cell office:value-type="percentage" office:value="0.66227557399814474" table:style-name="ce47">
            <text:p>66,2%</text:p>
          </table:table-cell>
          <table:table-cell office:value-type="float" office:value="91678" table:style-name="ce46">
            <text:p>91.678</text:p>
          </table:table-cell>
          <table:table-cell office:value-type="percentage" office:value="0.66461266329326818" table:style-name="ce47">
            <text:p>66,5%</text:p>
          </table:table-cell>
          <table:table-cell office:value-type="float" office:value="71354" table:style-name="ce46">
            <text:p>71.354</text:p>
          </table:table-cell>
          <table:table-cell office:value-type="percentage" office:value="0.74731881022203606" table:style-name="ce47">
            <text:p>74,7%</text:p>
          </table:table-cell>
          <table:table-cell office:value-type="float" office:value="834662" table:style-name="ce46">
            <text:p>834.662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0654035735993124" table:style-name="ce47">
            <text:p>80,7%</text:p>
          </table:table-cell>
          <table:table-cell office:value-type="percentage" office:value="0.71244674757990101" table:style-name="ce47">
            <text:p>71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1855" table:style-name="ce46">
            <text:p>91.855</text:p>
          </table:table-cell>
          <table:table-cell office:value-type="percentage" office:value="1" table:style-name="ce47">
            <text:p>100,0%</text:p>
          </table:table-cell>
          <table:table-cell office:value-type="float" office:value="150090" table:style-name="ce46">
            <text:p>150.090</text:p>
          </table:table-cell>
          <table:table-cell office:value-type="percentage" office:value="0.97126142974548801" table:style-name="ce47">
            <text:p>97,1%</text:p>
          </table:table-cell>
          <table:table-cell office:value-type="float" office:value="220291" table:style-name="ce46">
            <text:p>220.291</text:p>
          </table:table-cell>
          <table:table-cell office:value-type="percentage" office:value="0.9370416687934936" table:style-name="ce47">
            <text:p>93,7%</text:p>
          </table:table-cell>
          <table:table-cell office:value-type="float" office:value="317554" table:style-name="ce46">
            <text:p>317.554</text:p>
          </table:table-cell>
          <table:table-cell office:value-type="percentage" office:value="0.90597183548637417" table:style-name="ce47">
            <text:p>90,6%</text:p>
          </table:table-cell>
          <table:table-cell office:value-type="float" office:value="312477" table:style-name="ce46">
            <text:p>312.477</text:p>
          </table:table-cell>
          <table:table-cell office:value-type="percentage" office:value="0.80551087326383519" table:style-name="ce47">
            <text:p>80,6%</text:p>
          </table:table-cell>
          <table:table-cell office:value-type="float" office:value="219894" table:style-name="ce46">
            <text:p>219.894</text:p>
          </table:table-cell>
          <table:table-cell office:value-type="percentage" office:value="0.70720474441521353" table:style-name="ce47">
            <text:p>70,7%</text:p>
          </table:table-cell>
          <table:table-cell office:value-type="float" office:value="175141" table:style-name="ce46">
            <text:p>175.141</text:p>
          </table:table-cell>
          <table:table-cell office:value-type="percentage" office:value="0.6956996679218902" table:style-name="ce47">
            <text:p>69,6%</text:p>
          </table:table-cell>
          <table:table-cell office:value-type="float" office:value="137862" table:style-name="ce46">
            <text:p>137.862</text:p>
          </table:table-cell>
          <table:table-cell office:value-type="percentage" office:value="0.76676474023482033" table:style-name="ce47">
            <text:p>76,7%</text:p>
          </table:table-cell>
          <table:table-cell office:value-type="float" office:value="1625164" table:style-name="ce46">
            <text:p>1.625.164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2883799968787841" table:style-name="ce47">
            <text:p>82,9%</text:p>
          </table:table-cell>
          <table:table-cell office:value-type="percentage" office:value="0.74687493106465586" table:style-name="ce47">
            <text:p>74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1838" table:style-name="ce46">
            <text:p>41.838</text:p>
          </table:table-cell>
          <table:table-cell office:value-type="percentage" office:value="1" table:style-name="ce47">
            <text:p>100,0%</text:p>
          </table:table-cell>
          <table:table-cell office:value-type="float" office:value="55680" table:style-name="ce46">
            <text:p>55.680</text:p>
          </table:table-cell>
          <table:table-cell office:value-type="percentage" office:value="1" table:style-name="ce47">
            <text:p>100,0%</text:p>
          </table:table-cell>
          <table:table-cell office:value-type="float" office:value="76187" table:style-name="ce46">
            <text:p>76.187</text:p>
          </table:table-cell>
          <table:table-cell office:value-type="percentage" office:value="0.98502812075764434" table:style-name="ce47">
            <text:p>98,5%</text:p>
          </table:table-cell>
          <table:table-cell office:value-type="float" office:value="83621" table:style-name="ce46">
            <text:p>83.621</text:p>
          </table:table-cell>
          <table:table-cell office:value-type="percentage" office:value="0.92949401983015434" table:style-name="ce47">
            <text:p>92,9%</text:p>
          </table:table-cell>
          <table:table-cell office:value-type="float" office:value="86856" table:style-name="ce46">
            <text:p>86.856</text:p>
          </table:table-cell>
          <table:table-cell office:value-type="percentage" office:value="0.88837975227321542" table:style-name="ce47">
            <text:p>88,8%</text:p>
          </table:table-cell>
          <table:table-cell office:value-type="float" office:value="53234" table:style-name="ce46">
            <text:p>53.234</text:p>
          </table:table-cell>
          <table:table-cell office:value-type="percentage" office:value="0.75538149362167073" table:style-name="ce47">
            <text:p>75,5%</text:p>
          </table:table-cell>
          <table:table-cell office:value-type="float" office:value="39453" table:style-name="ce46">
            <text:p>39.453</text:p>
          </table:table-cell>
          <table:table-cell office:value-type="percentage" office:value="0.78117018117018122" table:style-name="ce47">
            <text:p>78,1%</text:p>
          </table:table-cell>
          <table:table-cell office:value-type="float" office:value="37321" table:style-name="ce46">
            <text:p>37.321</text:p>
          </table:table-cell>
          <table:table-cell office:value-type="percentage" office:value="0.84891840866182922" table:style-name="ce47">
            <text:p>84,9%</text:p>
          </table:table-cell>
          <table:table-cell office:value-type="float" office:value="474190" table:style-name="ce46">
            <text:p>474.190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0472347350928306" table:style-name="ce47">
            <text:p>90,5%</text:p>
          </table:table-cell>
          <table:table-cell office:value-type="percentage" office:value="0.81349448023262794" table:style-name="ce47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6818" table:style-name="ce46">
            <text:p>226.818</text:p>
          </table:table-cell>
          <table:table-cell office:value-type="percentage" office:value="1" table:style-name="ce47">
            <text:p>100,0%</text:p>
          </table:table-cell>
          <table:table-cell office:value-type="float" office:value="248988" table:style-name="ce46">
            <text:p>248.988</text:p>
          </table:table-cell>
          <table:table-cell office:value-type="percentage" office:value="1" table:style-name="ce47">
            <text:p>100,0%</text:p>
          </table:table-cell>
          <table:table-cell office:value-type="float" office:value="317479" table:style-name="ce46">
            <text:p>317.479</text:p>
          </table:table-cell>
          <table:table-cell office:value-type="percentage" office:value="0.99655967982421723" table:style-name="ce47">
            <text:p>99,7%</text:p>
          </table:table-cell>
          <table:table-cell office:value-type="float" office:value="348271" table:style-name="ce46">
            <text:p>348.271</text:p>
          </table:table-cell>
          <table:table-cell office:value-type="percentage" office:value="0.91367744474322821" table:style-name="ce47">
            <text:p>91,4%</text:p>
          </table:table-cell>
          <table:table-cell office:value-type="float" office:value="314767" table:style-name="ce46">
            <text:p>314.767</text:p>
          </table:table-cell>
          <table:table-cell office:value-type="percentage" office:value="0.86639875586628312" table:style-name="ce47">
            <text:p>86,6%</text:p>
          </table:table-cell>
          <table:table-cell office:value-type="float" office:value="204593" table:style-name="ce46">
            <text:p>204.593</text:p>
          </table:table-cell>
          <table:table-cell office:value-type="percentage" office:value="0.76402534888323759" table:style-name="ce47">
            <text:p>76,4%</text:p>
          </table:table-cell>
          <table:table-cell office:value-type="float" office:value="163472" table:style-name="ce46">
            <text:p>163.472</text:p>
          </table:table-cell>
          <table:table-cell office:value-type="percentage" office:value="0.77472678502033121" table:style-name="ce47">
            <text:p>77,5%</text:p>
          </table:table-cell>
          <table:table-cell office:value-type="float" office:value="131043" table:style-name="ce46">
            <text:p>131.043</text:p>
          </table:table-cell>
          <table:table-cell office:value-type="percentage" office:value="0.79255724498312585" table:style-name="ce47">
            <text:p>79,3%</text:p>
          </table:table-cell>
          <table:table-cell office:value-type="float" office:value="1955431" table:style-name="ce46">
            <text:p>1.955.431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89853109909555551" table:style-name="ce47">
            <text:p>89,9%</text:p>
          </table:table-cell>
          <table:table-cell office:value-type="percentage" office:value="0.81649183813391524" table:style-name="ce47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174" table:style-name="ce46">
            <text:p>136.174</text:p>
          </table:table-cell>
          <table:table-cell office:value-type="percentage" office:value="1" table:style-name="ce47">
            <text:p>100,0%</text:p>
          </table:table-cell>
          <table:table-cell office:value-type="float" office:value="157092" table:style-name="ce46">
            <text:p>157.092</text:p>
          </table:table-cell>
          <table:table-cell office:value-type="percentage" office:value="0.98737280092519841" table:style-name="ce47">
            <text:p>98,7%</text:p>
          </table:table-cell>
          <table:table-cell office:value-type="float" office:value="215490" table:style-name="ce46">
            <text:p>215.490</text:p>
          </table:table-cell>
          <table:table-cell office:value-type="percentage" office:value="0.98647708337148199" table:style-name="ce47">
            <text:p>98,6%</text:p>
          </table:table-cell>
          <table:table-cell office:value-type="float" office:value="276612" table:style-name="ce46">
            <text:p>276.612</text:p>
          </table:table-cell>
          <table:table-cell office:value-type="percentage" office:value="0.89961558225303928" table:style-name="ce47">
            <text:p>90,0%</text:p>
          </table:table-cell>
          <table:table-cell office:value-type="float" office:value="274873" table:style-name="ce46">
            <text:p>274.873</text:p>
          </table:table-cell>
          <table:table-cell office:value-type="percentage" office:value="0.83142420713540333" table:style-name="ce47">
            <text:p>83,1%</text:p>
          </table:table-cell>
          <table:table-cell office:value-type="float" office:value="193036" table:style-name="ce46">
            <text:p>193.036</text:p>
          </table:table-cell>
          <table:table-cell office:value-type="percentage" office:value="0.72596943975389339" table:style-name="ce47">
            <text:p>72,6%</text:p>
          </table:table-cell>
          <table:table-cell office:value-type="float" office:value="159043" table:style-name="ce46">
            <text:p>159.043</text:p>
          </table:table-cell>
          <table:table-cell office:value-type="percentage" office:value="0.72925732155221035" table:style-name="ce47">
            <text:p>72,9%</text:p>
          </table:table-cell>
          <table:table-cell office:value-type="float" office:value="138079" table:style-name="ce46">
            <text:p>138.079</text:p>
          </table:table-cell>
          <table:table-cell office:value-type="percentage" office:value="0.79368519072034582" table:style-name="ce47">
            <text:p>79,4%</text:p>
          </table:table-cell>
          <table:table-cell office:value-type="float" office:value="1550399" table:style-name="ce46">
            <text:p>1.550.399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5714988633247535" table:style-name="ce47">
            <text:p>85,7%</text:p>
          </table:table-cell>
          <table:table-cell office:value-type="percentage" office:value="0.75805939798192956" table:style-name="ce47">
            <text:p>7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2847" table:style-name="ce46">
            <text:p>452.847</text:p>
          </table:table-cell>
          <table:table-cell office:value-type="percentage" office:value="1" table:style-name="ce47">
            <text:p>100,0%</text:p>
          </table:table-cell>
          <table:table-cell office:value-type="float" office:value="613900" table:style-name="ce46">
            <text:p>613.900</text:p>
          </table:table-cell>
          <table:table-cell office:value-type="percentage" office:value="0.966327295165058" table:style-name="ce47">
            <text:p>96,6%</text:p>
          </table:table-cell>
          <table:table-cell office:value-type="float" office:value="786142" table:style-name="ce46">
            <text:p>786.142</text:p>
          </table:table-cell>
          <table:table-cell office:value-type="percentage" office:value="0.93858287646373384" table:style-name="ce47">
            <text:p>93,9%</text:p>
          </table:table-cell>
          <table:table-cell office:value-type="float" office:value="1011365" table:style-name="ce46">
            <text:p>1.011.365</text:p>
          </table:table-cell>
          <table:table-cell office:value-type="percentage" office:value="0.92634505120079136" table:style-name="ce47">
            <text:p>92,6%</text:p>
          </table:table-cell>
          <table:table-cell office:value-type="float" office:value="1103678" table:style-name="ce46">
            <text:p>1.103.678</text:p>
          </table:table-cell>
          <table:table-cell office:value-type="percentage" office:value="0.83818022335210418" table:style-name="ce47">
            <text:p>83,8%</text:p>
          </table:table-cell>
          <table:table-cell office:value-type="float" office:value="737799" table:style-name="ce46">
            <text:p>737.799</text:p>
          </table:table-cell>
          <table:table-cell office:value-type="percentage" office:value="0.70626294689523406" table:style-name="ce47">
            <text:p>70,6%</text:p>
          </table:table-cell>
          <table:table-cell office:value-type="float" office:value="591749" table:style-name="ce46">
            <text:p>591.749</text:p>
          </table:table-cell>
          <table:table-cell office:value-type="percentage" office:value="0.705357387640282" table:style-name="ce47">
            <text:p>70,5%</text:p>
          </table:table-cell>
          <table:table-cell office:value-type="float" office:value="494452" table:style-name="ce46">
            <text:p>494.452</text:p>
          </table:table-cell>
          <table:table-cell office:value-type="percentage" office:value="0.75354712069811602" table:style-name="ce47">
            <text:p>75,4%</text:p>
          </table:table-cell>
          <table:table-cell office:value-type="float" office:value="5791932" table:style-name="ce46">
            <text:p>5.791.932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4327728890157183" table:style-name="ce47">
            <text:p>84,3%</text:p>
          </table:table-cell>
          <table:table-cell office:value-type="percentage" office:value="0.74441843490612858" table:style-name="ce47">
            <text:p>74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095" table:style-name="ce46">
            <text:p>293.095</text:p>
          </table:table-cell>
          <table:table-cell office:value-type="percentage" office:value="1" table:style-name="ce47">
            <text:p>100,0%</text:p>
          </table:table-cell>
          <table:table-cell office:value-type="float" office:value="431583" table:style-name="ce46">
            <text:p>431.583</text:p>
          </table:table-cell>
          <table:table-cell office:value-type="percentage" office:value="0.98565986543705553" table:style-name="ce47">
            <text:p>98,6%</text:p>
          </table:table-cell>
          <table:table-cell office:value-type="float" office:value="563928" table:style-name="ce46">
            <text:p>563.928</text:p>
          </table:table-cell>
          <table:table-cell office:value-type="percentage" office:value="0.97107079390007023" table:style-name="ce47">
            <text:p>97,1%</text:p>
          </table:table-cell>
          <table:table-cell office:value-type="float" office:value="708709" table:style-name="ce46">
            <text:p>708.709</text:p>
          </table:table-cell>
          <table:table-cell office:value-type="percentage" office:value="0.94201378642996325" table:style-name="ce47">
            <text:p>94,2%</text:p>
          </table:table-cell>
          <table:table-cell office:value-type="float" office:value="742804" table:style-name="ce46">
            <text:p>742.804</text:p>
          </table:table-cell>
          <table:table-cell office:value-type="percentage" office:value="0.87225747662014963" table:style-name="ce47">
            <text:p>87,2%</text:p>
          </table:table-cell>
          <table:table-cell office:value-type="float" office:value="493688" table:style-name="ce46">
            <text:p>493.688</text:p>
          </table:table-cell>
          <table:table-cell office:value-type="percentage" office:value="0.76097287282334425" table:style-name="ce47">
            <text:p>76,1%</text:p>
          </table:table-cell>
          <table:table-cell office:value-type="float" office:value="405914" table:style-name="ce46">
            <text:p>405.914</text:p>
          </table:table-cell>
          <table:table-cell office:value-type="percentage" office:value="0.78646299547009835" table:style-name="ce47">
            <text:p>78,6%</text:p>
          </table:table-cell>
          <table:table-cell office:value-type="float" office:value="352434" table:style-name="ce46">
            <text:p>352.434</text:p>
          </table:table-cell>
          <table:table-cell office:value-type="percentage" office:value="0.83017259045864733" table:style-name="ce47">
            <text:p>83,0%</text:p>
          </table:table-cell>
          <table:table-cell office:value-type="float" office:value="3992155" table:style-name="ce46">
            <text:p>3.992.155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8942663840752467" table:style-name="ce47">
            <text:p>88,9%</text:p>
          </table:table-cell>
          <table:table-cell office:value-type="percentage" office:value="0.78937637930356053" table:style-name="ce47">
            <text:p>78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355" table:style-name="ce46">
            <text:p>77.355</text:p>
          </table:table-cell>
          <table:table-cell office:value-type="percentage" office:value="1" table:style-name="ce47">
            <text:p>100,0%</text:p>
          </table:table-cell>
          <table:table-cell office:value-type="float" office:value="95392" table:style-name="ce46">
            <text:p>95.392</text:p>
          </table:table-cell>
          <table:table-cell office:value-type="percentage" office:value="1" table:style-name="ce47">
            <text:p>100,0%</text:p>
          </table:table-cell>
          <table:table-cell office:value-type="float" office:value="131560" table:style-name="ce46">
            <text:p>131.560</text:p>
          </table:table-cell>
          <table:table-cell office:value-type="percentage" office:value="1.0499852350814465" table:style-name="ce47">
            <text:p>105,0%</text:p>
          </table:table-cell>
          <table:table-cell office:value-type="float" office:value="160164" table:style-name="ce46">
            <text:p>160.164</text:p>
          </table:table-cell>
          <table:table-cell office:value-type="percentage" office:value="0.9465062405446294" table:style-name="ce47">
            <text:p>94,7%</text:p>
          </table:table-cell>
          <table:table-cell office:value-type="float" office:value="144215" table:style-name="ce46">
            <text:p>144.215</text:p>
          </table:table-cell>
          <table:table-cell office:value-type="percentage" office:value="0.90420329291384005" table:style-name="ce47">
            <text:p>90,4%</text:p>
          </table:table-cell>
          <table:table-cell office:value-type="float" office:value="110046" table:style-name="ce46">
            <text:p>110.046</text:p>
          </table:table-cell>
          <table:table-cell office:value-type="percentage" office:value="0.82444429460814062" table:style-name="ce47">
            <text:p>82,4%</text:p>
          </table:table-cell>
          <table:table-cell office:value-type="float" office:value="89222" table:style-name="ce46">
            <text:p>89.222</text:p>
          </table:table-cell>
          <table:table-cell office:value-type="percentage" office:value="0.78734557006706674" table:style-name="ce47">
            <text:p>78,7%</text:p>
          </table:table-cell>
          <table:table-cell office:value-type="float" office:value="72778" table:style-name="ce46">
            <text:p>72.778</text:p>
          </table:table-cell>
          <table:table-cell office:value-type="percentage" office:value="0.85873746312684363" table:style-name="ce47">
            <text:p>85,9%</text:p>
          </table:table-cell>
          <table:table-cell office:value-type="float" office:value="880732" table:style-name="ce46">
            <text:p>880.732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2374430612615199" table:style-name="ce47">
            <text:p>92,4%</text:p>
          </table:table-cell>
          <table:table-cell office:value-type="percentage" office:value="0.82776575277705455" table:style-name="ce47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586" table:style-name="ce46">
            <text:p>240.586</text:p>
          </table:table-cell>
          <table:table-cell office:value-type="percentage" office:value="1" table:style-name="ce47">
            <text:p>100,0%</text:p>
          </table:table-cell>
          <table:table-cell office:value-type="float" office:value="289936" table:style-name="ce46">
            <text:p>289.936</text:p>
          </table:table-cell>
          <table:table-cell office:value-type="percentage" office:value="1" table:style-name="ce47">
            <text:p>100,0%</text:p>
          </table:table-cell>
          <table:table-cell office:value-type="float" office:value="344252" table:style-name="ce46">
            <text:p>344.252</text:p>
          </table:table-cell>
          <table:table-cell office:value-type="percentage" office:value="0.99228944417701703" table:style-name="ce47">
            <text:p>99,2%</text:p>
          </table:table-cell>
          <table:table-cell office:value-type="float" office:value="388182" table:style-name="ce46">
            <text:p>388.182</text:p>
          </table:table-cell>
          <table:table-cell office:value-type="percentage" office:value="0.95637477241314739" table:style-name="ce47">
            <text:p>95,6%</text:p>
          </table:table-cell>
          <table:table-cell office:value-type="float" office:value="403788" table:style-name="ce46">
            <text:p>403.788</text:p>
          </table:table-cell>
          <table:table-cell office:value-type="percentage" office:value="0.91103084014520974" table:style-name="ce47">
            <text:p>91,1%</text:p>
          </table:table-cell>
          <table:table-cell office:value-type="float" office:value="257826" table:style-name="ce46">
            <text:p>257.826</text:p>
          </table:table-cell>
          <table:table-cell office:value-type="percentage" office:value="0.79721590065799242" table:style-name="ce47">
            <text:p>79,7%</text:p>
          </table:table-cell>
          <table:table-cell office:value-type="float" office:value="191874" table:style-name="ce46">
            <text:p>191.874</text:p>
          </table:table-cell>
          <table:table-cell office:value-type="percentage" office:value="0.83069170191487607" table:style-name="ce47">
            <text:p>83,1%</text:p>
          </table:table-cell>
          <table:table-cell office:value-type="float" office:value="162040" table:style-name="ce46">
            <text:p>162.040</text:p>
          </table:table-cell>
          <table:table-cell office:value-type="percentage" office:value="0.90018721494164111" table:style-name="ce47">
            <text:p>90,0%</text:p>
          </table:table-cell>
          <table:table-cell office:value-type="float" office:value="2278484" table:style-name="ce46">
            <text:p>2.278.484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2828958438327691" table:style-name="ce47">
            <text:p>92,8%</text:p>
          </table:table-cell>
          <table:table-cell office:value-type="percentage" office:value="0.8433148186462528" table:style-name="ce47">
            <text:p>84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54" table:style-name="ce46">
            <text:p>23.154</text:p>
          </table:table-cell>
          <table:table-cell office:value-type="percentage" office:value="1" table:style-name="ce47">
            <text:p>100,0%</text:p>
          </table:table-cell>
          <table:table-cell office:value-type="float" office:value="28546" table:style-name="ce46">
            <text:p>28.546</text:p>
          </table:table-cell>
          <table:table-cell office:value-type="percentage" office:value="1" table:style-name="ce47">
            <text:p>100,0%</text:p>
          </table:table-cell>
          <table:table-cell office:value-type="float" office:value="37425" table:style-name="ce46">
            <text:p>37.425</text:p>
          </table:table-cell>
          <table:table-cell office:value-type="percentage" office:value="0.99223182565353407" table:style-name="ce47">
            <text:p>99,2%</text:p>
          </table:table-cell>
          <table:table-cell office:value-type="float" office:value="44715" table:style-name="ce46">
            <text:p>44.715</text:p>
          </table:table-cell>
          <table:table-cell office:value-type="percentage" office:value="0.93812940584088622" table:style-name="ce47">
            <text:p>93,8%</text:p>
          </table:table-cell>
          <table:table-cell office:value-type="float" office:value="46643" table:style-name="ce46">
            <text:p>46.643</text:p>
          </table:table-cell>
          <table:table-cell office:value-type="percentage" office:value="0.88093754131489976" table:style-name="ce47">
            <text:p>88,1%</text:p>
          </table:table-cell>
          <table:table-cell office:value-type="float" office:value="29937" table:style-name="ce46">
            <text:p>29.937</text:p>
          </table:table-cell>
          <table:table-cell office:value-type="percentage" office:value="0.76138762430377172" table:style-name="ce47">
            <text:p>76,1%</text:p>
          </table:table-cell>
          <table:table-cell office:value-type="float" office:value="22566" table:style-name="ce46">
            <text:p>22.566</text:p>
          </table:table-cell>
          <table:table-cell office:value-type="percentage" office:value="0.7408890931774903" table:style-name="ce47">
            <text:p>74,1%</text:p>
          </table:table-cell>
          <table:table-cell office:value-type="float" office:value="20287" table:style-name="ce46">
            <text:p>20.287</text:p>
          </table:table-cell>
          <table:table-cell office:value-type="percentage" office:value="0.79457151809493964" table:style-name="ce47">
            <text:p>79,5%</text:p>
          </table:table-cell>
          <table:table-cell office:value-type="float" office:value="253273" table:style-name="ce46">
            <text:p>253.273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89190055287530368" table:style-name="ce47">
            <text:p>89,2%</text:p>
          </table:table-cell>
          <table:table-cell office:value-type="percentage" office:value="0.79169089192720543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0743" table:style-name="ce46">
            <text:p>370.743</text:p>
          </table:table-cell>
          <table:table-cell office:value-type="percentage" office:value="1" table:style-name="ce47">
            <text:p>100,0%</text:p>
          </table:table-cell>
          <table:table-cell office:value-type="float" office:value="508466" table:style-name="ce46">
            <text:p>508.466</text:p>
          </table:table-cell>
          <table:table-cell office:value-type="percentage" office:value="0.96651656303877165" table:style-name="ce47">
            <text:p>96,7%</text:p>
          </table:table-cell>
          <table:table-cell office:value-type="float" office:value="675217" table:style-name="ce46">
            <text:p>675.217</text:p>
          </table:table-cell>
          <table:table-cell office:value-type="percentage" office:value="0.96003827544385723" table:style-name="ce47">
            <text:p>96,0%</text:p>
          </table:table-cell>
          <table:table-cell office:value-type="float" office:value="930035" table:style-name="ce46">
            <text:p>930.035</text:p>
          </table:table-cell>
          <table:table-cell office:value-type="percentage" office:value="0.95605597548476895" table:style-name="ce47">
            <text:p>95,6%</text:p>
          </table:table-cell>
          <table:table-cell office:value-type="float" office:value="1004786" table:style-name="ce46">
            <text:p>1.004.786</text:p>
          </table:table-cell>
          <table:table-cell office:value-type="percentage" office:value="0.86175899743647144" table:style-name="ce47">
            <text:p>86,2%</text:p>
          </table:table-cell>
          <table:table-cell office:value-type="float" office:value="708678" table:style-name="ce46">
            <text:p>708.678</text:p>
          </table:table-cell>
          <table:table-cell office:value-type="percentage" office:value="0.74625963523019245" table:style-name="ce47">
            <text:p>74,6%</text:p>
          </table:table-cell>
          <table:table-cell office:value-type="float" office:value="557696" table:style-name="ce46">
            <text:p>557.696</text:p>
          </table:table-cell>
          <table:table-cell office:value-type="percentage" office:value="0.75113101451227315" table:style-name="ce47">
            <text:p>75,1%</text:p>
          </table:table-cell>
          <table:table-cell office:value-type="float" office:value="425912" table:style-name="ce46">
            <text:p>425.912</text:p>
          </table:table-cell>
          <table:table-cell office:value-type="percentage" office:value="0.7694303232636367" table:style-name="ce47">
            <text:p>76,9%</text:p>
          </table:table-cell>
          <table:table-cell office:value-type="float" office:value="5181533" table:style-name="ce46">
            <text:p>5.181.533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6677611356559969" table:style-name="ce47">
            <text:p>86,7%</text:p>
          </table:table-cell>
          <table:table-cell office:value-type="percentage" office:value="0.76425053039224244" table:style-name="ce47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2882" table:style-name="ce46">
            <text:p>72.882</text:p>
          </table:table-cell>
          <table:table-cell office:value-type="percentage" office:value="1" table:style-name="ce47">
            <text:p>100,0%</text:p>
          </table:table-cell>
          <table:table-cell office:value-type="float" office:value="101196" table:style-name="ce46">
            <text:p>101.196</text:p>
          </table:table-cell>
          <table:table-cell office:value-type="percentage" office:value="0.98344979057133697" table:style-name="ce47">
            <text:p>98,3%</text:p>
          </table:table-cell>
          <table:table-cell office:value-type="float" office:value="145187" table:style-name="ce46">
            <text:p>145.187</text:p>
          </table:table-cell>
          <table:table-cell office:value-type="percentage" office:value="0.98827845809310522" table:style-name="ce47">
            <text:p>98,8%</text:p>
          </table:table-cell>
          <table:table-cell office:value-type="float" office:value="204251" table:style-name="ce46">
            <text:p>204.251</text:p>
          </table:table-cell>
          <table:table-cell office:value-type="percentage" office:value="0.95777375548636379" table:style-name="ce47">
            <text:p>95,8%</text:p>
          </table:table-cell>
          <table:table-cell office:value-type="float" office:value="225259" table:style-name="ce46">
            <text:p>225.259</text:p>
          </table:table-cell>
          <table:table-cell office:value-type="percentage" office:value="0.88629862643956292" table:style-name="ce47">
            <text:p>88,6%</text:p>
          </table:table-cell>
          <table:table-cell office:value-type="float" office:value="158377" table:style-name="ce46">
            <text:p>158.377</text:p>
          </table:table-cell>
          <table:table-cell office:value-type="percentage" office:value="0.75777381185915993" table:style-name="ce47">
            <text:p>75,8%</text:p>
          </table:table-cell>
          <table:table-cell office:value-type="float" office:value="130439" table:style-name="ce46">
            <text:p>130.439</text:p>
          </table:table-cell>
          <table:table-cell office:value-type="percentage" office:value="0.75727439505828809" table:style-name="ce47">
            <text:p>75,7%</text:p>
          </table:table-cell>
          <table:table-cell office:value-type="float" office:value="112110" table:style-name="ce46">
            <text:p>112.110</text:p>
          </table:table-cell>
          <table:table-cell office:value-type="percentage" office:value="0.7900968328470549" table:style-name="ce47">
            <text:p>79,0%</text:p>
          </table:table-cell>
          <table:table-cell office:value-type="float" office:value="1149701" table:style-name="ce46">
            <text:p>1.149.701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775425776082959" table:style-name="ce47">
            <text:p>87,8%</text:p>
          </table:table-cell>
          <table:table-cell office:value-type="percentage" office:value="0.76076111777593525" table:style-name="ce47">
            <text:p>76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07" table:style-name="ce46">
            <text:p>42.107</text:p>
          </table:table-cell>
          <table:table-cell office:value-type="percentage" office:value="1" table:style-name="ce47">
            <text:p>100,0%</text:p>
          </table:table-cell>
          <table:table-cell office:value-type="float" office:value="55729" table:style-name="ce46">
            <text:p>55.729</text:p>
          </table:table-cell>
          <table:table-cell office:value-type="percentage" office:value="0.99887080585030108" table:style-name="ce47">
            <text:p>99,9%</text:p>
          </table:table-cell>
          <table:table-cell office:value-type="float" office:value="71507" table:style-name="ce46">
            <text:p>71.507</text:p>
          </table:table-cell>
          <table:table-cell office:value-type="percentage" office:value="0.96835220193922322" table:style-name="ce47">
            <text:p>96,8%</text:p>
          </table:table-cell>
          <table:table-cell office:value-type="float" office:value="90560" table:style-name="ce46">
            <text:p>90.560</text:p>
          </table:table-cell>
          <table:table-cell office:value-type="percentage" office:value="0.93656276501127267" table:style-name="ce47">
            <text:p>93,7%</text:p>
          </table:table-cell>
          <table:table-cell office:value-type="float" office:value="93657" table:style-name="ce46">
            <text:p>93.657</text:p>
          </table:table-cell>
          <table:table-cell office:value-type="percentage" office:value="0.86717838558545213" table:style-name="ce47">
            <text:p>86,7%</text:p>
          </table:table-cell>
          <table:table-cell office:value-type="float" office:value="61975" table:style-name="ce46">
            <text:p>61.975</text:p>
          </table:table-cell>
          <table:table-cell office:value-type="percentage" office:value="0.7619158849780554" table:style-name="ce47">
            <text:p>76,2%</text:p>
          </table:table-cell>
          <table:table-cell office:value-type="float" office:value="54248" table:style-name="ce46">
            <text:p>54.248</text:p>
          </table:table-cell>
          <table:table-cell office:value-type="percentage" office:value="0.79627754047587596" table:style-name="ce47">
            <text:p>79,6%</text:p>
          </table:table-cell>
          <table:table-cell office:value-type="float" office:value="46622" table:style-name="ce46">
            <text:p>46.622</text:p>
          </table:table-cell>
          <table:table-cell office:value-type="percentage" office:value="0.82680712208271268" table:style-name="ce47">
            <text:p>82,7%</text:p>
          </table:table-cell>
          <table:table-cell office:value-type="float" office:value="516405" table:style-name="ce46">
            <text:p>516.405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88827977445755946" table:style-name="ce47">
            <text:p>88,8%</text:p>
          </table:table-cell>
          <table:table-cell office:value-type="percentage" office:value="0.78101534035998343" table:style-name="ce47">
            <text:p>78,1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1843" table:style-name="ce46">
            <text:p>161.843</text:p>
          </table:table-cell>
          <table:table-cell office:value-type="percentage" office:value="1.0246470402025958" table:style-name="ce47">
            <text:p>102,5%</text:p>
          </table:table-cell>
          <table:table-cell office:value-type="float" office:value="212114" table:style-name="ce46">
            <text:p>212.114</text:p>
          </table:table-cell>
          <table:table-cell office:value-type="percentage" office:value="0.99546181968359448" table:style-name="ce47">
            <text:p>99,5%</text:p>
          </table:table-cell>
          <table:table-cell office:value-type="float" office:value="272960" table:style-name="ce46">
            <text:p>272.960</text:p>
          </table:table-cell>
          <table:table-cell office:value-type="percentage" office:value="0.97444300458019628" table:style-name="ce47">
            <text:p>97,4%</text:p>
          </table:table-cell>
          <table:table-cell office:value-type="float" office:value="320085" table:style-name="ce46">
            <text:p>320.085</text:p>
          </table:table-cell>
          <table:table-cell office:value-type="percentage" office:value="0.9414901596284454" table:style-name="ce47">
            <text:p>94,1%</text:p>
          </table:table-cell>
          <table:table-cell office:value-type="float" office:value="314999" table:style-name="ce46">
            <text:p>314.999</text:p>
          </table:table-cell>
          <table:table-cell office:value-type="percentage" office:value="0.86984340007676741" table:style-name="ce47">
            <text:p>87,0%</text:p>
          </table:table-cell>
          <table:table-cell office:value-type="float" office:value="195261" table:style-name="ce46">
            <text:p>195.261</text:p>
          </table:table-cell>
          <table:table-cell office:value-type="percentage" office:value="0.74943867231128836" table:style-name="ce47">
            <text:p>74,9%</text:p>
          </table:table-cell>
          <table:table-cell office:value-type="float" office:value="155147" table:style-name="ce46">
            <text:p>155.147</text:p>
          </table:table-cell>
          <table:table-cell office:value-type="percentage" office:value="0.76983040082566712" table:style-name="ce47">
            <text:p>77,0%</text:p>
          </table:table-cell>
          <table:table-cell office:value-type="float" office:value="139629" table:style-name="ce46">
            <text:p>139.629</text:p>
          </table:table-cell>
          <table:table-cell office:value-type="percentage" office:value="0.82813778869079391" table:style-name="ce47">
            <text:p>82,8%</text:p>
          </table:table-cell>
          <table:table-cell office:value-type="float" office:value="1772038" table:style-name="ce46">
            <text:p>1.772.038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89318997572006853" table:style-name="ce47">
            <text:p>89,3%</text:p>
          </table:table-cell>
          <table:table-cell office:value-type="percentage" office:value="0.79803413999704575" table:style-name="ce47">
            <text:p>79,8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6" table:style-name="ce46">
            <text:p>2.376</text:p>
          </table:table-cell>
          <table:table-cell office:value-type="percentage" office:value="0.91209213051823412" table:style-name="ce47">
            <text:p>91,2%</text:p>
          </table:table-cell>
          <table:table-cell office:value-type="float" office:value="3856" table:style-name="ce46">
            <text:p>3.856</text:p>
          </table:table-cell>
          <table:table-cell office:value-type="percentage" office:value="0.89300602130616025" table:style-name="ce47">
            <text:p>89,3%</text:p>
          </table:table-cell>
          <table:table-cell office:value-type="float" office:value="7503" table:style-name="ce46">
            <text:p>7.503</text:p>
          </table:table-cell>
          <table:table-cell office:value-type="percentage" office:value="0.95494463535700647" table:style-name="ce47">
            <text:p>95,5%</text:p>
          </table:table-cell>
          <table:table-cell office:value-type="float" office:value="10393" table:style-name="ce46">
            <text:p>10.393</text:p>
          </table:table-cell>
          <table:table-cell office:value-type="percentage" office:value="0.89935964001384561" table:style-name="ce47">
            <text:p>89,9%</text:p>
          </table:table-cell>
          <table:table-cell office:value-type="float" office:value="10799" table:style-name="ce46">
            <text:p>10.799</text:p>
          </table:table-cell>
          <table:table-cell office:value-type="percentage" office:value="0.85421610504666978" table:style-name="ce47">
            <text:p>85,4%</text:p>
          </table:table-cell>
          <table:table-cell office:value-type="float" office:value="8655" table:style-name="ce46">
            <text:p>8.655</text:p>
          </table:table-cell>
          <table:table-cell office:value-type="percentage" office:value="0.72767782074995802" table:style-name="ce47">
            <text:p>72,8%</text:p>
          </table:table-cell>
          <table:table-cell office:value-type="float" office:value="8212" table:style-name="ce46">
            <text:p>8.212</text:p>
          </table:table-cell>
          <table:table-cell office:value-type="percentage" office:value="0.74879183003556127" table:style-name="ce47">
            <text:p>74,9%</text:p>
          </table:table-cell>
          <table:table-cell office:value-type="float" office:value="7134" table:style-name="ce46">
            <text:p>7.134</text:p>
          </table:table-cell>
          <table:table-cell office:value-type="percentage" office:value="0.78172255095332022" table:style-name="ce47">
            <text:p>78,2%</text:p>
          </table:table-cell>
          <table:table-cell office:value-type="float" office:value="58928" table:style-name="ce46">
            <text:p>58.928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303811738180793" table:style-name="ce47">
            <text:p>83,0%</text:p>
          </table:table-cell>
          <table:table-cell office:value-type="percentage" office:value="0.69984085888696235" table:style-name="ce47">
            <text:p>70,0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1962" table:style-name="ce46">
            <text:p>1.962</text:p>
          </table:table-cell>
          <table:table-cell office:value-type="percentage" office:value="0.83524904214559392" table:style-name="ce47">
            <text:p>83,5%</text:p>
          </table:table-cell>
          <table:table-cell office:value-type="float" office:value="3237" table:style-name="ce46">
            <text:p>3.237</text:p>
          </table:table-cell>
          <table:table-cell office:value-type="percentage" office:value="0.86366061899679825" table:style-name="ce47">
            <text:p>86,4%</text:p>
          </table:table-cell>
          <table:table-cell office:value-type="float" office:value="6990" table:style-name="ce46">
            <text:p>6.990</text:p>
          </table:table-cell>
          <table:table-cell office:value-type="percentage" office:value="0.89306247604446143" table:style-name="ce47">
            <text:p>89,3%</text:p>
          </table:table-cell>
          <table:table-cell office:value-type="float" office:value="9465" table:style-name="ce46">
            <text:p>9.465</text:p>
          </table:table-cell>
          <table:table-cell office:value-type="percentage" office:value="0.83768475086290817" table:style-name="ce47">
            <text:p>83,8%</text:p>
          </table:table-cell>
          <table:table-cell office:value-type="float" office:value="9793" table:style-name="ce46">
            <text:p>9.793</text:p>
          </table:table-cell>
          <table:table-cell office:value-type="percentage" office:value="0.81594734210964837" table:style-name="ce47">
            <text:p>81,6%</text:p>
          </table:table-cell>
          <table:table-cell office:value-type="float" office:value="8157" table:style-name="ce46">
            <text:p>8.157</text:p>
          </table:table-cell>
          <table:table-cell office:value-type="percentage" office:value="0.6722986895244375" table:style-name="ce47">
            <text:p>67,2%</text:p>
          </table:table-cell>
          <table:table-cell office:value-type="float" office:value="7802" table:style-name="ce46">
            <text:p>7.802</text:p>
          </table:table-cell>
          <table:table-cell office:value-type="percentage" office:value="0.6504376823676532" table:style-name="ce47">
            <text:p>65,0%</text:p>
          </table:table-cell>
          <table:table-cell office:value-type="float" office:value="6970" table:style-name="ce46">
            <text:p>6.970</text:p>
          </table:table-cell>
          <table:table-cell office:value-type="percentage" office:value="0.72801336954251095" table:style-name="ce47">
            <text:p>72,8%</text:p>
          </table:table-cell>
          <table:table-cell office:value-type="float" office:value="54376" table:style-name="ce46">
            <text:p>54.376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76664739802895931" table:style-name="ce47">
            <text:p>76,7%</text:p>
          </table:table-cell>
          <table:table-cell office:value-type="percentage" office:value="0.6244659837383435" table:style-name="ce47">
            <text:p>62,4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7" table:style-name="ce46">
            <text:p>17</text:p>
          </table:table-cell>
          <table:table-cell office:value-type="string" table:style-name="ce47">
            <text:p>-</text:p>
          </table:table-cell>
          <table:table-cell office:value-type="float" office:value="3398" table:style-name="ce46">
            <text:p>3.398</text:p>
          </table:table-cell>
          <table:table-cell office:value-type="string" table:style-name="ce47">
            <text:p>-</text:p>
          </table:table-cell>
          <table:table-cell office:value-type="float" office:value="8919" table:style-name="ce46">
            <text:p>8.919</text:p>
          </table:table-cell>
          <table:table-cell office:value-type="string" table:style-name="ce47">
            <text:p>-</text:p>
          </table:table-cell>
          <table:table-cell office:value-type="float" office:value="20653" table:style-name="ce46">
            <text:p>20.653</text:p>
          </table:table-cell>
          <table:table-cell office:value-type="string" table:style-name="ce47">
            <text:p>-</text:p>
          </table:table-cell>
          <table:table-cell office:value-type="float" office:value="29911" table:style-name="ce46">
            <text:p>29.911</text:p>
          </table:table-cell>
          <table:table-cell office:value-type="string" table:style-name="ce47">
            <text:p>-</text:p>
          </table:table-cell>
          <table:table-cell office:value-type="float" office:value="22572" table:style-name="ce46">
            <text:p>22.572</text:p>
          </table:table-cell>
          <table:table-cell office:value-type="string" table:style-name="ce47">
            <text:p>-</text:p>
          </table:table-cell>
          <table:table-cell office:value-type="float" office:value="1147" table:style-name="ce46">
            <text:p>1.147</text:p>
          </table:table-cell>
          <table:table-cell office:value-type="string" table:style-name="ce47">
            <text:p>-</text:p>
          </table:table-cell>
          <table:table-cell office:value-type="float" office:value="86640" table:style-name="ce46">
            <text:p>86.640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6" table:style-name="ce49">
            <text:p>26</text:p>
          </table:table-cell>
          <table:table-cell office:value-type="string" table:style-name="ce50">
            <text:p>-</text:p>
          </table:table-cell>
          <table:table-cell office:value-type="float" office:value="32" table:style-name="ce49">
            <text:p>32</text:p>
          </table:table-cell>
          <table:table-cell office:value-type="string" table:style-name="ce50">
            <text:p>-</text:p>
          </table:table-cell>
          <table:table-cell office:value-type="float" office:value="206" table:style-name="ce49">
            <text:p>206</text:p>
          </table:table-cell>
          <table:table-cell office:value-type="string" table:style-name="ce50">
            <text:p>-</text:p>
          </table:table-cell>
          <table:table-cell office:value-type="float" office:value="628" table:style-name="ce49">
            <text:p>628</text:p>
          </table:table-cell>
          <table:table-cell office:value-type="string" table:style-name="ce50">
            <text:p>-</text:p>
          </table:table-cell>
          <table:table-cell office:value-type="float" office:value="1205" table:style-name="ce49">
            <text:p>1.205</text:p>
          </table:table-cell>
          <table:table-cell office:value-type="string" table:style-name="ce50">
            <text:p>-</text:p>
          </table:table-cell>
          <table:table-cell office:value-type="float" office:value="1356" table:style-name="ce49">
            <text:p>1.356</text:p>
          </table:table-cell>
          <table:table-cell office:value-type="string" table:style-name="ce50">
            <text:p>-</text:p>
          </table:table-cell>
          <table:table-cell office:value-type="float" office:value="1151" table:style-name="ce49">
            <text:p>1.151</text:p>
          </table:table-cell>
          <table:table-cell office:value-type="string" table:style-name="ce50">
            <text:p>-</text:p>
          </table:table-cell>
          <table:table-cell office:value-type="float" office:value="148" table:style-name="ce49">
            <text:p>148</text:p>
          </table:table-cell>
          <table:table-cell office:value-type="string" table:style-name="ce50">
            <text:p>-</text:p>
          </table:table-cell>
          <table:table-cell office:value-type="float" office:value="4752" table:style-name="ce49">
            <text:p>4.752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8"/>
          <table:table-cell table:number-columns-repeated="16343" table:style-name="ce51"/>
        </table:table-row>
        <table:table-row table:style-name="ro8">
          <table:table-cell office:value-type="string" table:style-name="ce52">
            <text:p>Total España</text:p>
          </table:table-cell>
          <table:table-cell office:value-type="float" office:value="2902070" table:style-name="ce53">
            <text:p>2.902.070</text:p>
          </table:table-cell>
          <table:table-cell office:value-type="percentage" office:value="1" table:style-name="ce54">
            <text:p>100,0%</text:p>
          </table:table-cell>
          <table:table-cell office:value-type="float" office:value="3915707" table:style-name="ce53">
            <text:p>3.915.707</text:p>
          </table:table-cell>
          <table:table-cell office:value-type="percentage" office:value="0.98880366258464236" table:style-name="ce54">
            <text:p>98,9%</text:p>
          </table:table-cell>
          <table:table-cell office:value-type="float" office:value="5201971" table:style-name="ce53">
            <text:p>5.201.971</text:p>
          </table:table-cell>
          <table:table-cell office:value-type="percentage" office:value="0.97470201345853258" table:style-name="ce54">
            <text:p>97,5%</text:p>
          </table:table-cell>
          <table:table-cell office:value-type="float" office:value="6596796" table:style-name="ce53">
            <text:p>6.596.796</text:p>
          </table:table-cell>
          <table:table-cell office:value-type="percentage" office:value="0.93793672563087682" table:style-name="ce54">
            <text:p>93,8%</text:p>
          </table:table-cell>
          <table:table-cell office:value-type="float" office:value="6836596" table:style-name="ce53">
            <text:p>6.836.596</text:p>
          </table:table-cell>
          <table:table-cell office:value-type="percentage" office:value="0.86629800258168765" table:style-name="ce54">
            <text:p>86,6%</text:p>
          </table:table-cell>
          <table:table-cell office:value-type="float" office:value="4696407" table:style-name="ce53">
            <text:p>4.696.407</text:p>
          </table:table-cell>
          <table:table-cell office:value-type="percentage" office:value="0.75378863935446871" table:style-name="ce54">
            <text:p>75,4%</text:p>
          </table:table-cell>
          <table:table-cell office:value-type="float" office:value="3750712" table:style-name="ce53">
            <text:p>3.750.712</text:p>
          </table:table-cell>
          <table:table-cell office:value-type="percentage" office:value="0.75854096557079986" table:style-name="ce54">
            <text:p>75,9%</text:p>
          </table:table-cell>
          <table:table-cell office:value-type="float" office:value="3128906" table:style-name="ce53">
            <text:p>3.128.906</text:p>
          </table:table-cell>
          <table:table-cell office:value-type="percentage" office:value="0.80461780663185456" table:style-name="ce54">
            <text:p>80,5%</text:p>
          </table:table-cell>
          <table:table-cell office:value-type="float" office:value="37029165" table:style-name="ce53">
            <text:p>37.029.165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7913858240680809" table:style-name="ce54">
            <text:p>87,9%</text:p>
          </table:table-cell>
          <table:table-cell office:value-type="percentage" office:value="0.78036974933718184" table:style-name="ce54">
            <text:p>78,0%</text:p>
          </table:table-cell>
          <table:table-cell table:number-columns-repeated="16363" table:style-name="ce28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4"/>
          <table:covered-table-cell table:number-columns-repeated="6"/>
          <table:table-cell table:style-name="ce28"/>
          <table:table-cell table:style-name="ce55"/>
          <table:table-cell table:style-name="ce28"/>
          <table:table-cell table:style-name="ce55"/>
          <table:table-cell table:style-name="ce51"/>
          <table:table-cell table:style-name="ce55"/>
          <table:table-cell table:style-name="ce28"/>
          <table:table-cell table:style-name="ce55"/>
          <table:table-cell table:number-columns-repeated="2" table:style-name="ce28"/>
          <table:table-cell table:style-name="ce55"/>
          <table:table-cell table:number-columns-repeated="16366" table:style-name="ce28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10-15T14:34:05Z</meta:creation-date>
    <dc:date>2021-10-15T14:34:25Z</dc:date>
  </office:meta>
</office:document-meta>
</file>